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1" svg:font-family="'CMU Serif'"/>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212cm" svg:stroke-color="#808080" draw:marker-start-width="0.518cm" draw:marker-end-width="0.518cm" draw:fill="none" draw:textarea-vertical-align="middle" fo:padding-top="0.231cm" fo:padding-bottom="0.231cm" fo:padding-left="0.356cm" fo:padding-right="0.356cm"/>
    </style:style>
    <style:style style:name="gr2"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3" style:family="graphic" style:parent-style-name="standard">
      <style:graphic-properties draw:stroke="solid" svg:stroke-width="0.212cm" svg:stroke-color="#0000cc" draw:marker-start-width="0.306cm" draw:marker-end-width="0.306cm" draw:stroke-linejoin="miter" draw:fill="none" fo:padding-top="0.23cm" fo:padding-bottom="0.23cm" fo:padding-left="0.355cm" fo:padding-right="0.355cm"/>
    </style:style>
    <style:style style:name="gr4" style:family="graphic" style:parent-style-name="standard">
      <style:graphic-properties draw:stroke="solid" svg:stroke-width="0.212cm" svg:stroke-color="#000000" draw:marker-start-width="0.306cm" draw:marker-end-width="0.306cm" draw:stroke-linejoin="round" draw:fill="none" fo:padding-top="0.23cm" fo:padding-bottom="0.23cm" fo:padding-left="0.355cm" fo:padding-right="0.355cm"/>
    </style:style>
    <style:style style:name="gr5" style:family="graphic" style:parent-style-name="standard">
      <style:graphic-properties draw:stroke="none" draw:fill="none" draw:textarea-horizontal-align="left" draw:auto-grow-width="true" fo:min-height="2.008cm" fo:min-width="0.849cm" fo:padding-top="0cm" fo:padding-bottom="0cm" fo:padding-left="0cm" fo:padding-right="0cm"/>
    </style:style>
    <style:style style:name="gr6" style:family="graphic" style:parent-style-name="standard">
      <style:graphic-properties draw:stroke="none" draw:fill="none" draw:textarea-horizontal-align="left" draw:auto-grow-width="true" fo:min-height="2.008cm" fo:min-width="2.165cm" fo:padding-top="0cm" fo:padding-bottom="0cm" fo:padding-left="0cm" fo:padding-right="0cm"/>
    </style:style>
    <style:style style:name="gr7" style:family="graphic" style:parent-style-name="standard">
      <style:graphic-properties draw:stroke="none" draw:fill="none" draw:textarea-horizontal-align="center" draw:textarea-vertical-align="middle" draw:auto-grow-width="true" fo:min-height="2.761cm" fo:min-width="29cm" fo:padding-top="0cm" fo:padding-bottom="0cm" fo:padding-left="0cm" fo:padding-right="0cm"/>
    </style:style>
    <style:style style:name="gr8" style:family="graphic" style:parent-style-name="standard">
      <style:graphic-properties draw:stroke="dash" draw:stroke-dash="Fine_20_Dashed" svg:stroke-width="0.212cm" svg:stroke-color="#0000cc" draw:marker-start-width="0.306cm" draw:marker-end-width="0.306cm" draw:stroke-linejoin="bevel" draw:fill="none" fo:padding-top="0.23cm" fo:padding-bottom="0.23cm" fo:padding-left="0.355cm" fo:padding-right="0.355cm"/>
    </style:style>
    <style:style style:name="gr9"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10" style:family="graphic" style:parent-style-name="standard">
      <style:graphic-properties draw:stroke="solid" svg:stroke-width="0.212cm" svg:stroke-color="#d95319" draw:marker-start-width="0.377cm" draw:marker-end-width="0.377cm" draw:stroke-linejoin="round" draw:fill="none" fo:padding-top="0.231cm" fo:padding-bottom="0.231cm" fo:padding-left="0.356cm" fo:padding-right="0.356cm"/>
    </style:style>
    <style:style style:name="gr11" style:family="graphic" style:parent-style-name="standard">
      <style:graphic-properties draw:stroke="solid" svg:stroke-width="0.212cm" svg:stroke-color="#edb120" draw:marker-start-width="0.377cm" draw:marker-end-width="0.377cm" draw:stroke-linejoin="round" draw:fill="none" fo:padding-top="0.231cm" fo:padding-bottom="0.231cm" fo:padding-left="0.356cm" fo:padding-right="0.356cm"/>
    </style:style>
    <style:style style:name="gr12" style:family="graphic" style:parent-style-name="standard">
      <style:graphic-properties draw:stroke="none" draw:fill="none" draw:textarea-horizontal-align="left" draw:auto-grow-width="true" fo:min-height="2.008cm" fo:min-width="2.512cm" fo:padding-top="0cm" fo:padding-bottom="0cm" fo:padding-left="0cm" fo:padding-right="0cm"/>
    </style:style>
    <style:style style:name="gr13" style:family="graphic" style:parent-style-name="standard">
      <style:graphic-properties draw:stroke="none" draw:fill="none" draw:textarea-horizontal-align="center" draw:textarea-vertical-align="middle" draw:auto-grow-width="true" fo:min-height="2.761cm" fo:min-width="18.668cm" fo:padding-top="0cm" fo:padding-bottom="0cm" fo:padding-left="0cm" fo:padding-right="0cm"/>
    </style:style>
    <style:style style:name="gr14"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15" style:family="graphic" style:parent-style-name="standard">
      <style:graphic-properties svg:stroke-width="0.081cm" svg:stroke-color="#000000" draw:marker-start-width="0.322cm" draw:marker-end-width="0.322cm" draw:fill="none" draw:textarea-vertical-align="middle" draw:auto-grow-height="false" fo:min-height="4.502cm" fo:min-width="0cm" fo:padding-top="0.166cm" fo:padding-bottom="0.166cm" fo:padding-left="0.291cm" fo:padding-right="0.291cm"/>
    </style:style>
    <style:style style:name="gr16" style:family="graphic" style:parent-style-name="standard">
      <style:graphic-properties draw:stroke="none" draw:fill="none" draw:textarea-horizontal-align="left" draw:auto-grow-width="true" fo:min-height="2.008cm" fo:min-width="4.443cm" fo:padding-top="0cm" fo:padding-bottom="0cm" fo:padding-left="0cm" fo:padding-right="0cm"/>
    </style:style>
    <style:style style:name="gr17" style:family="graphic" style:parent-style-name="standard">
      <style:graphic-properties draw:stroke="none" svg:stroke-width="0.106cm" draw:marker-start-width="0.359cm" draw:marker-end-width="0.359cm" draw:fill="none" draw:textarea-horizontal-align="left" draw:auto-grow-width="true" fo:min-height="2.008cm" fo:min-width="0.984cm" fo:padding-top="0cm" fo:padding-bottom="0cm" fo:padding-left="0cm" fo:padding-right="0cm"/>
    </style:style>
    <style:style style:name="gr18" style:family="graphic" style:parent-style-name="standard">
      <style:graphic-properties draw:stroke="none" svg:stroke-width="0.106cm" draw:marker-start-width="0.359cm" draw:marker-end-width="0.359cm" draw:fill="none" draw:textarea-horizontal-align="left" draw:auto-grow-width="true" fo:min-height="2.008cm" fo:min-width="2.165cm" fo:padding-top="0cm" fo:padding-bottom="0cm" fo:padding-left="0cm" fo:padding-right="0cm"/>
    </style:style>
    <style:style style:name="gr19" style:family="graphic" style:parent-style-name="standard">
      <style:graphic-properties draw:stroke="none" svg:stroke-width="0.106cm" draw:marker-start-width="0.359cm" draw:marker-end-width="0.359cm" draw:fill="none" draw:textarea-horizontal-align="left" draw:auto-grow-width="true" fo:min-height="2.008cm" fo:min-width="1.695cm" fo:padding-top="0cm" fo:padding-bottom="0cm" fo:padding-left="0cm" fo:padding-right="0cm"/>
    </style:style>
    <style:style style:name="gr20" style:family="graphic" style:parent-style-name="standard">
      <style:graphic-properties draw:stroke="none" svg:stroke-width="0.106cm" draw:marker-start-width="0.359cm" draw:marker-end-width="0.359cm" draw:fill="none" draw:textarea-horizontal-align="left" draw:auto-grow-width="true" fo:min-height="2.008cm" fo:min-width="3.012cm" fo:padding-top="0cm" fo:padding-bottom="0cm" fo:padding-left="0cm" fo:padding-right="0cm"/>
    </style:style>
    <style:style style:name="gr21" style:family="graphic" style:parent-style-name="standard">
      <style:graphic-properties draw:stroke="none" draw:fill="none" draw:textarea-horizontal-align="center" draw:textarea-vertical-align="middle" draw:auto-grow-width="true" fo:min-height="2.761cm" fo:min-width="40.9cm" fo:padding-top="0cm" fo:padding-bottom="0cm" fo:padding-left="0cm" fo:padding-right="0cm"/>
    </style:style>
    <style:style style:name="gr22" style:family="graphic" style:parent-style-name="standard">
      <style:graphic-properties draw:stroke="none" svg:stroke-width="0.106cm" draw:marker-start-width="0.359cm" draw:marker-end-width="0.359cm" draw:fill="none" draw:textarea-horizontal-align="left" draw:auto-grow-width="true" fo:min-height="2.008cm" fo:min-width="2.512cm" fo:padding-top="0cm" fo:padding-bottom="0cm" fo:padding-left="0cm" fo:padding-right="0cm"/>
    </style:style>
    <style:style style:name="P1" style:family="paragraph">
      <loext:graphic-properties draw:fill="none"/>
      <style:paragraph-properties fo:text-align="center"/>
      <style:text-properties fo:font-weight="bold"/>
    </style:style>
    <style:style style:name="P2" style:family="paragraph">
      <loext:graphic-properties draw:fill="none"/>
      <style:text-properties style:font-name="CMU Serif"/>
    </style:style>
    <style:style style:name="P3" style:family="paragraph">
      <style:paragraph-properties fo:text-align="start"/>
    </style:style>
    <style:style style:name="P4" style:family="paragraph">
      <loext:graphic-properties draw:fill="none"/>
      <style:paragraph-properties fo:text-align="start"/>
      <style:text-properties style:font-name="CMU Serif" fo:font-size="48pt" style:font-size-asian="48pt" style:font-size-complex="48pt"/>
    </style:style>
    <style:style style:name="P5" style:family="paragraph">
      <loext:graphic-properties draw:fill="none"/>
      <style:paragraph-properties fo:text-align="start"/>
      <style:text-properties style:font-name="CMU Serif" fo:font-size="66pt" style:font-size-asian="66pt" style:font-size-complex="66pt"/>
    </style:style>
    <style:style style:name="P6" style:family="paragraph">
      <loext:graphic-properties draw:fill="none"/>
      <style:paragraph-properties fo:text-align="start"/>
      <style:text-properties style:font-name="CMU Serif" fo:font-size="48pt"/>
    </style:style>
    <style:style style:name="P7" style:family="paragraph">
      <loext:graphic-properties draw:fill="solid" draw:fill-color="#ffffff"/>
      <style:text-properties style:font-name="CMU Serif"/>
    </style:style>
    <style:style style:name="P8" style:family="paragraph">
      <loext:graphic-properties draw:fill="none"/>
    </style:style>
    <style:style style:name="P9" style:family="paragraph">
      <style:paragraph-properties fo:text-align="center"/>
    </style:style>
    <style:style style:name="P10" style:family="paragraph">
      <loext:graphic-properties draw:fill="none"/>
      <style:paragraph-properties fo:text-align="center"/>
      <style:text-properties fo:font-size="66pt" style:font-size-asian="66pt" style:font-size-complex="66pt"/>
    </style:style>
    <style:style style:name="T1" style:family="text">
      <style:text-properties fo:font-variant="normal" fo:text-transform="none" fo:color="#262626" style:font-name="CMU Serif" fo:font-size="48pt" fo:font-style="normal" fo:font-weight="100" style:font-size-asian="48pt" style:font-size-complex="48pt"/>
    </style:style>
    <style:style style:name="T2" style:family="text">
      <style:text-properties fo:font-variant="normal" fo:text-transform="none" fo:color="#262626" style:font-name="CMU Serif" fo:font-size="66pt" fo:font-style="normal" fo:font-weight="100" style:font-size-asian="66pt" style:font-size-complex="66pt"/>
    </style:style>
    <style:style style:name="T3" style:family="text">
      <style:text-properties fo:font-variant="normal" fo:text-transform="none" fo:color="#262626" style:font-name="CMU Serif" fo:font-size="48pt" fo:font-style="normal" fo:font-weight="100"/>
    </style:style>
    <style:style style:name="T4" style:family="text">
      <style:text-properties fo:font-variant="normal" fo:text-transform="none" fo:color="#262626" style:text-position="33% 58%" style:font-name="CMU Serif" fo:font-size="48pt" fo:font-style="normal" fo:font-weight="100"/>
    </style:style>
    <style:style style:name="T5" style:family="text">
      <style:text-properties fo:font-variant="normal" fo:text-transform="none" fo:color="#000000" style:font-name="CMU Serif" fo:font-size="48pt" fo:font-style="normal" fo:font-weight="100"/>
    </style:style>
    <style:style style:name="T6" style:family="text">
      <style:text-properties fo:font-variant="normal" fo:text-transform="none" fo:color="#262626" style:font-name="CMU Serif1" fo:font-size="66pt" fo:font-style="normal" fo:font-weight="100" style:font-size-asian="66pt" style:font-size-complex="66pt"/>
    </style:style>
    <style:style style:name="T7" style:family="text">
      <style:text-properties fo:font-variant="normal" fo:text-transform="none" fo:color="#262626" style:text-position="33% 58%" style:font-name="CMU Serif1" fo:font-size="66pt" fo:font-style="normal" fo:font-weight="100" style:font-size-asian="66pt" style:font-size-complex="66pt"/>
    </style:style>
    <style:style style:name="T8" style:family="text">
      <style:text-properties fo:font-variant="normal" fo:text-transform="none" fo:color="#262626" style:text-position="0% 100%" style:font-name="CMU Serif1" fo:font-size="66pt" fo:font-style="normal" fo:font-weight="100"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9.598cm" svg:y1="44.4cm" svg:x2="19.598cm" svg:y2="26.9cm">
          <text:p/>
        </draw:line>
        <draw:line draw:style-name="gr1" draw:text-style-name="P1" draw:layer="layout" svg:x1="49.27cm" svg:y1="44.4cm" svg:x2="49.27cm" svg:y2="13.8cm">
          <text:p/>
        </draw:line>
        <draw:line draw:style-name="gr1" draw:text-style-name="P1" draw:layer="layout" svg:x1="22.897cm" svg:y1="44.4cm" svg:x2="22.898cm" svg:y2="26.7cm">
          <text:p/>
        </draw:line>
        <draw:line draw:style-name="gr1" draw:text-style-name="P1" draw:layer="layout" svg:x1="26.198cm" svg:y1="44.4cm" svg:x2="26.199cm" svg:y2="26.2cm">
          <text:p/>
        </draw:line>
        <draw:line draw:style-name="gr1" draw:text-style-name="P1" draw:layer="layout" svg:x1="29.49cm" svg:y1="44.39cm" svg:x2="29.49cm" svg:y2="25.4cm">
          <text:p/>
        </draw:line>
        <draw:line draw:style-name="gr1" draw:text-style-name="P1" draw:layer="layout" svg:x1="32.77cm" svg:y1="44.4cm" svg:x2="32.77cm" svg:y2="24.3cm">
          <text:p/>
        </draw:line>
        <draw:line draw:style-name="gr1" draw:text-style-name="P1" draw:layer="layout" svg:x1="36.08cm" svg:y1="44.4cm" svg:x2="36.081cm" svg:y2="22.8cm">
          <text:p/>
        </draw:line>
        <draw:line draw:style-name="gr1" draw:text-style-name="P1" draw:layer="layout" svg:x1="39.372cm" svg:y1="44.4cm" svg:x2="39.37cm" svg:y2="21.1cm">
          <text:p/>
        </draw:line>
        <draw:line draw:style-name="gr1" draw:text-style-name="P1" draw:layer="layout" svg:x1="42.673cm" svg:y1="44.4cm" svg:x2="42.67cm" svg:y2="19cm">
          <text:p/>
        </draw:line>
        <draw:line draw:style-name="gr1" draw:text-style-name="P1" draw:layer="layout" svg:x1="45.964cm" svg:y1="44.4cm" svg:x2="45.96cm" svg:y2="16.5cm">
          <text:p/>
        </draw:line>
        <draw:line draw:style-name="gr1" draw:text-style-name="P1" draw:layer="layout" svg:x1="52.56cm" svg:y1="44.4cm" svg:x2="52.561cm" svg:y2="10.7cm">
          <text:p/>
        </draw:line>
        <draw:line draw:style-name="gr1" draw:text-style-name="P1" draw:layer="layout" svg:x1="55.86cm" svg:y1="44.4cm" svg:x2="55.86cm" svg:y2="7.3cm">
          <text:p/>
        </draw:line>
        <draw:line draw:style-name="gr1" draw:text-style-name="P1" draw:layer="layout" svg:x1="59.15cm" svg:y1="44.4cm" svg:x2="59.152cm" svg:y2="3.7cm">
          <text:p/>
        </draw:line>
        <draw:line draw:style-name="gr1" draw:text-style-name="P1" draw:layer="layout" svg:x1="4.7cm" svg:y1="13.83cm" svg:x2="49.2cm" svg:y2="13.83cm">
          <text:p/>
        </draw:line>
        <draw:line draw:style-name="gr1" draw:text-style-name="P1" draw:layer="layout" svg:x1="4.7cm" svg:y1="3.67cm" svg:x2="59.1cm" svg:y2="3.67cm">
          <text:p/>
        </draw:line>
        <draw:line draw:style-name="gr1" draw:text-style-name="P1" draw:layer="layout" svg:x1="4.7cm" svg:y1="7.38cm" svg:x2="55.9cm" svg:y2="7.38cm">
          <text:p/>
        </draw:line>
        <draw:line draw:style-name="gr1" draw:text-style-name="P1" draw:layer="layout" svg:x1="4.7cm" svg:y1="10.76cm" svg:x2="52.6cm" svg:y2="10.76cm">
          <text:p/>
        </draw:line>
        <draw:line draw:style-name="gr1" draw:text-style-name="P1" draw:layer="layout" svg:x1="4.7cm" svg:y1="16.56cm" svg:x2="46cm" svg:y2="16.562cm">
          <text:p/>
        </draw:line>
        <draw:line draw:style-name="gr1" draw:text-style-name="P1" draw:layer="layout" svg:x1="4.7cm" svg:y1="18.98cm" svg:x2="42.6cm" svg:y2="18.981cm">
          <text:p/>
        </draw:line>
        <draw:line draw:style-name="gr1" draw:text-style-name="P1" draw:layer="layout" svg:x1="4.7cm" svg:y1="21.07cm" svg:x2="39.4cm" svg:y2="21.071cm">
          <text:p/>
        </draw:line>
        <draw:line draw:style-name="gr1" draw:text-style-name="P1" draw:layer="layout" svg:x1="4.7cm" svg:y1="22.85cm" svg:x2="36.1cm" svg:y2="22.851cm">
          <text:p/>
        </draw:line>
        <draw:line draw:style-name="gr1" draw:text-style-name="P1" draw:layer="layout" svg:x1="4.7cm" svg:y1="24.31cm" svg:x2="32.7cm" svg:y2="24.311cm">
          <text:p/>
        </draw:line>
        <draw:line draw:style-name="gr1" draw:text-style-name="P1" draw:layer="layout" svg:x1="4.7cm" svg:y1="25.43cm" svg:x2="29.7cm" svg:y2="25.431cm">
          <text:p/>
        </draw:line>
        <draw:line draw:style-name="gr1" draw:text-style-name="P1" draw:layer="layout" svg:x1="4.7cm" svg:y1="26.23cm" svg:x2="26.1cm" svg:y2="26.23cm">
          <text:p/>
        </draw:line>
        <draw:line draw:style-name="gr1" draw:text-style-name="P1" draw:layer="layout" svg:x1="4.7cm" svg:y1="26.71cm" svg:x2="22.9cm" svg:y2="26.71cm">
          <text:p/>
        </draw:line>
        <draw:line draw:style-name="gr1" draw:text-style-name="P1" draw:layer="layout" svg:x1="4.7cm" svg:y1="26.88cm" svg:x2="19.5cm" svg:y2="26.88cm">
          <text:p/>
        </draw:line>
        <draw:line draw:style-name="gr2" draw:text-style-name="P2" draw:layer="layout" svg:x1="19.598cm" svg:y1="29.48cm" svg:x2="60.52cm" svg:y2="29.48cm">
          <text:p/>
        </draw:line>
        <draw:line draw:style-name="gr2" draw:text-style-name="P2" draw:layer="layout" svg:x1="19.598cm" svg:y1="0.517cm" svg:x2="60.52cm" svg:y2="0.517cm">
          <text:p/>
        </draw:line>
        <draw:line draw:style-name="gr2" draw:text-style-name="P2" draw:layer="layout" svg:x1="19.598cm" svg:y1="29.48cm" svg:x2="19.598cm" svg:y2="29.071cm">
          <text:p/>
        </draw:line>
        <draw:line draw:style-name="gr2" draw:text-style-name="P2" draw:layer="layout" svg:x1="27.468cm" svg:y1="29.48cm" svg:x2="27.468cm" svg:y2="29.071cm">
          <text:p/>
        </draw:line>
        <draw:line draw:style-name="gr2" draw:text-style-name="P2" draw:layer="layout" svg:x1="35.337cm" svg:y1="29.48cm" svg:x2="35.337cm" svg:y2="29.071cm">
          <text:p/>
        </draw:line>
        <draw:line draw:style-name="gr2" draw:text-style-name="P2" draw:layer="layout" svg:x1="43.207cm" svg:y1="29.48cm" svg:x2="43.207cm" svg:y2="29.071cm">
          <text:p/>
        </draw:line>
        <draw:line draw:style-name="gr2" draw:text-style-name="P2" draw:layer="layout" svg:x1="51.077cm" svg:y1="29.48cm" svg:x2="51.077cm" svg:y2="29.071cm">
          <text:p/>
        </draw:line>
        <draw:line draw:style-name="gr2" draw:text-style-name="P2" draw:layer="layout" svg:x1="58.946cm" svg:y1="29.48cm" svg:x2="58.946cm" svg:y2="29.071cm">
          <text:p/>
        </draw:line>
        <draw:line draw:style-name="gr2" draw:text-style-name="P2" draw:layer="layout" svg:x1="19.598cm" svg:y1="0.517cm" svg:x2="19.598cm" svg:y2="0.926cm">
          <text:p/>
        </draw:line>
        <draw:line draw:style-name="gr2" draw:text-style-name="P2" draw:layer="layout" svg:x1="27.468cm" svg:y1="0.517cm" svg:x2="27.468cm" svg:y2="0.926cm">
          <text:p/>
        </draw:line>
        <draw:line draw:style-name="gr2" draw:text-style-name="P2" draw:layer="layout" svg:x1="35.337cm" svg:y1="0.517cm" svg:x2="35.337cm" svg:y2="0.926cm">
          <text:p/>
        </draw:line>
        <draw:line draw:style-name="gr2" draw:text-style-name="P2" draw:layer="layout" svg:x1="43.207cm" svg:y1="0.517cm" svg:x2="43.207cm" svg:y2="0.926cm">
          <text:p/>
        </draw:line>
        <draw:line draw:style-name="gr2" draw:text-style-name="P2" draw:layer="layout" svg:x1="51.077cm" svg:y1="0.517cm" svg:x2="51.077cm" svg:y2="0.926cm">
          <text:p/>
        </draw:line>
        <draw:line draw:style-name="gr2" draw:text-style-name="P2" draw:layer="layout" svg:x1="58.946cm" svg:y1="0.517cm" svg:x2="58.946cm" svg:y2="0.926cm">
          <text:p/>
        </draw:line>
        <draw:line draw:style-name="gr2" draw:text-style-name="P2" draw:layer="layout" svg:x1="60.52cm" svg:y1="29.48cm" svg:x2="60.52cm" svg:y2="0.517cm">
          <text:p/>
        </draw:line>
        <draw:line draw:style-name="gr2" draw:text-style-name="P2" draw:layer="layout" svg:x1="19.598cm" svg:y1="29.48cm" svg:x2="19.598cm" svg:y2="0.517cm">
          <text:p/>
        </draw:line>
        <draw:line draw:style-name="gr2" draw:text-style-name="P2" draw:layer="layout" svg:x1="60.52cm" svg:y1="29.48cm" svg:x2="60.111cm" svg:y2="29.48cm">
          <text:p/>
        </draw:line>
        <draw:line draw:style-name="gr2" draw:text-style-name="P2" draw:layer="layout" svg:x1="60.52cm" svg:y1="22.239cm" svg:x2="60.111cm" svg:y2="22.239cm">
          <text:p/>
        </draw:line>
        <draw:line draw:style-name="gr2" draw:text-style-name="P2" draw:layer="layout" svg:x1="60.52cm" svg:y1="14.999cm" svg:x2="60.111cm" svg:y2="14.999cm">
          <text:p/>
        </draw:line>
        <draw:line draw:style-name="gr2" draw:text-style-name="P2" draw:layer="layout" svg:x1="60.52cm" svg:y1="7.758cm" svg:x2="60.111cm" svg:y2="7.758cm">
          <text:p/>
        </draw:line>
        <draw:line draw:style-name="gr2" draw:text-style-name="P2" draw:layer="layout" svg:x1="60.52cm" svg:y1="0.517cm" svg:x2="60.111cm" svg:y2="0.517cm">
          <text:p/>
        </draw:line>
        <draw:line draw:style-name="gr2" draw:text-style-name="P2" draw:layer="layout" svg:x1="19.598cm" svg:y1="29.48cm" svg:x2="20.007cm" svg:y2="29.48cm">
          <text:p/>
        </draw:line>
        <draw:line draw:style-name="gr2" draw:text-style-name="P2" draw:layer="layout" svg:x1="19.598cm" svg:y1="22.239cm" svg:x2="20.007cm" svg:y2="22.239cm">
          <text:p/>
        </draw:line>
        <draw:line draw:style-name="gr2" draw:text-style-name="P2" draw:layer="layout" svg:x1="19.598cm" svg:y1="14.999cm" svg:x2="20.007cm" svg:y2="14.999cm">
          <text:p/>
        </draw:line>
        <draw:line draw:style-name="gr2" draw:text-style-name="P2" draw:layer="layout" svg:x1="19.598cm" svg:y1="7.758cm" svg:x2="20.007cm" svg:y2="7.758cm">
          <text:p/>
        </draw:line>
        <draw:line draw:style-name="gr2" draw:text-style-name="P2" draw:layer="layout" svg:x1="19.598cm" svg:y1="0.517cm" svg:x2="20.007cm" svg:y2="0.517cm">
          <text:p/>
        </draw:line>
        <draw:path draw:style-name="gr3" draw:text-style-name="P2" draw:layer="layout" svg:width="0.706cm" svg:height="0.706cm" svg:x="19.245cm" svg:y="26.522cm" svg:viewBox="0 0 707 707" svg:d="M353 0v707M0 353h707">
          <text:p/>
        </draw:path>
        <draw:path draw:style-name="gr3" draw:text-style-name="P2" draw:layer="layout" svg:width="0.706cm" svg:height="0.706cm" svg:x="22.542cm" svg:y="26.361cm" svg:viewBox="0 0 707 707" svg:d="M353 0v707M0 353h707">
          <text:p/>
        </draw:path>
        <draw:path draw:style-name="gr3" draw:text-style-name="P2" draw:layer="layout" svg:width="0.706cm" svg:height="0.706cm" svg:x="25.838cm" svg:y="25.878cm" svg:viewBox="0 0 707 707" svg:d="M353 0v707M0 353h707">
          <text:p/>
        </draw:path>
        <draw:path draw:style-name="gr3" draw:text-style-name="P2" draw:layer="layout" svg:width="0.706cm" svg:height="0.706cm" svg:x="42.32cm" svg:y="18.629cm" svg:viewBox="0 0 707 707" svg:d="M353 0v707M0 353h707">
          <text:p/>
        </draw:path>
        <draw:path draw:style-name="gr3" draw:text-style-name="P2" draw:layer="layout" svg:width="0.706cm" svg:height="0.706cm" svg:x="45.617cm" svg:y="16.212cm" svg:viewBox="0 0 707 707" svg:d="M353 0v707M0 353h707">
          <text:p/>
        </draw:path>
        <draw:path draw:style-name="gr3" draw:text-style-name="P2" draw:layer="layout" svg:width="0.706cm" svg:height="0.706cm" svg:x="48.913cm" svg:y="13.473cm" svg:viewBox="0 0 707 707" svg:d="M353 0v707M0 353h707">
          <text:p/>
        </draw:path>
        <draw:path draw:style-name="gr3" draw:text-style-name="P2" draw:layer="layout" svg:width="0.706cm" svg:height="0.706cm" svg:x="52.209cm" svg:y="10.411cm" svg:viewBox="0 0 707 707" svg:d="M353 0v707M0 353h707">
          <text:p/>
        </draw:path>
        <draw:path draw:style-name="gr3" draw:text-style-name="P2" draw:layer="layout" svg:width="0.706cm" svg:height="0.706cm" svg:x="55.506cm" svg:y="7.028cm" svg:viewBox="0 0 707 707" svg:d="M353 0v707M0 353h707">
          <text:p/>
        </draw:path>
        <draw:path draw:style-name="gr3" draw:text-style-name="P2" draw:layer="layout" svg:width="0.706cm" svg:height="0.706cm" svg:x="58.802cm" svg:y="3.322cm" svg:viewBox="0 0 707 707" svg:d="M353 0v707M0 353h707">
          <text:p/>
        </draw:path>
        <draw:polyline draw:style-name="gr4" draw:text-style-name="P2" draw:layer="layout" svg:width="40.927cm" svg:height="16.781cm" svg:x="19.598cm" svg:y="12.699cm" svg:viewBox="0 0 40928 16782" draw:points="0,16782 66,16755 132,16728 198,16701 264,16674 330,16647 396,16620 462,16593 528,16566 594,16538 660,16511 726,16484 792,16457 858,16430 924,16403 990,16376 1056,16349 1122,16322 1188,16295 1254,16268 1320,16241 1386,16214 1452,16187 1518,16160 1584,16133 1650,16105 1716,16078 1782,16051 1848,16024 1914,15997 1980,15970 2046,15943 2112,15916 2178,15889 2244,15862 2310,15835 2376,15808 2442,15781 2508,15754 2574,15727 2640,15700 2706,15672 2772,15645 2838,15618 2904,15591 2970,15564 3036,15537 3102,15510 3168,15483 3234,15456 3300,15429 3366,15402 3432,15375 3498,15348 3564,15321 3630,15294 3696,15267 3762,15240 3828,15212 3894,15185 3960,15158 4026,15131 4092,15104 4158,15077 4224,15050 4290,15023 4356,14996 4422,14969 4488,14942 4554,14915 4620,14888 4686,14861 4752,14834 4818,14807 4884,14779 4950,14752 5016,14725 5082,14698 5148,14671 5214,14644 5280,14617 5346,14590 5412,14563 5478,14536 5544,14509 5610,14482 5676,14455 5742,14428 5808,14401 5874,14374 5940,14347 6006,14319 6072,14292 6138,14265 6204,14238 6270,14211 6336,14184 6402,14157 6468,14130 6534,14103 6600,14076 6666,14049 6732,14022 6798,13995 6864,13968 6930,13941 6996,13914 7062,13886 7128,13859 7194,13832 7260,13805 7326,13778 7392,13751 7458,13724 7524,13697 7590,13670 7656,13643 7722,13616 7788,13589 7854,13562 7920,13535 7986,13508 8052,13481 8118,13454 8184,13426 8250,13399 8316,13372 8382,13345 8448,13318 8514,13291 8580,13264 8646,13237 8712,13210 8778,13183 8844,13156 8910,13129 8975,13102 9041,13075 9107,13048 9173,13021 9239,12993 9305,12966 9371,12939 9437,12912 9503,12885 9569,12858 9635,12831 9701,12804 9767,12777 9833,12750 9899,12723 9965,12696 10031,12669 10097,12642 10163,12615 10229,12588 10295,12561 10361,12533 10427,12506 10493,12479 10559,12452 10625,12425 10691,12398 10757,12371 10823,12344 10889,12317 10955,12290 11021,12263 11087,12236 11153,12209 11219,12182 11285,12155 11351,12128 11417,12100 11483,12073 11549,12046 11615,12019 11681,11992 11747,11965 11813,11938 11879,11911 11945,11884 12011,11857 12077,11830 12143,11803 12209,11776 12275,11749 12341,11722 12407,11695 12473,11667 12539,11640 12605,11613 12671,11586 12737,11559 12803,11532 12869,11505 12935,11478 13001,11451 13067,11424 13133,11397 13199,11370 13265,11343 13331,11316 13397,11289 13463,11262 13529,11235 13595,11207 13661,11180 13727,11153 13793,11126 13859,11099 13925,11072 13991,11045 14057,11018 14123,10991 14189,10964 14255,10937 14321,10910 14387,10883 14453,10856 14519,10829 14585,10802 14651,10774 14717,10747 14783,10720 14849,10693 14915,10666 14981,10639 15047,10612 15113,10585 15179,10558 15245,10531 15311,10504 15377,10477 15443,10450 15509,10423 15575,10396 15641,10369 15707,10342 15773,10314 15839,10287 15905,10260 15971,10233 16037,10206 16103,10179 16169,10152 16235,10125 16301,10098 16367,10071 16433,10044 16499,10017 16565,9990 16631,9963 16697,9936 16763,9909 16829,9881 16895,9854 16961,9827 17027,9800 17093,9773 17159,9746 17225,9719 17291,9692 17357,9665 17423,9638 17489,9611 17555,9584 17621,9557 17687,9530 17753,9503 17819,9476 17885,9449 17951,9421 18017,9394 18083,9367 18149,9340 18215,9313 18281,9286 18347,9259 18413,9232 18479,9205 18545,9178 18611,9151 18677,9124 18743,9097 18809,9070 18875,9043 18941,9016 19007,8988 19073,8961 19139,8934 19205,8907 19271,8880 19337,8853 19403,8826 19469,8799 19535,8772 19601,8745 19667,8718 19733,8691 19799,8664 19865,8637 19931,8610 19997,8583 20063,8555 20129,8528 20195,8501 20261,8474 20327,8447 20393,8420 20459,8393 20525,8366 20591,8339 20657,8312 20723,8285 20789,8258 20855,8231 20921,8204 20987,8177 21053,8150 21119,8123 21185,8095 21251,8068 21317,8041 21383,8014 21449,7987 21515,7960 21581,7933 21647,7906 21713,7879 21779,7852 21845,7825 21911,7798 21977,7771 22043,7744 22109,7717 22175,7690 22241,7662 22307,7635 22373,7608 22439,7581 22505,7554 22571,7527 22637,7500 22703,7473 22769,7446 22835,7419 22901,7392 22967,7365 23033,7338 23099,7311 23165,7284 23231,7257 23297,7230 23363,7202 23429,7175 23495,7148 23561,7121 23627,7094 23693,7067 23759,7040 23825,7013 23891,6986 23957,6959 24023,6932 24089,6905 24155,6878 24221,6851 24287,6824 24353,6797 24419,6769 24485,6742 24551,6715 24617,6688 24683,6661 24749,6634 24815,6607 24881,6580 24947,6553 25013,6526 25079,6499 25145,6472 25211,6445 25277,6418 25343,6391 25409,6364 25475,6337 25541,6309 25607,6282 25673,6255 25739,6228 25805,6201 25871,6174 25937,6147 26003,6120 26069,6093 26135,6066 26201,6039 26267,6012 26333,5985 26399,5958 26465,5931 26531,5904 26597,5876 26663,5849 26729,5822 26795,5795 26860,5768 26926,5741 26992,5714 27058,5687 27124,5660 27190,5633 27256,5606 27322,5579 27388,5552 27454,5525 27520,5498 27586,5471 27652,5443 27718,5416 27784,5389 27850,5362 27916,5335 27982,5308 28048,5281 28114,5254 28180,5227 28246,5200 28312,5173 28378,5146 28444,5119 28510,5092 28576,5065 28642,5038 28708,5011 28774,4983 28840,4956 28906,4929 28972,4902 29038,4875 29104,4848 29170,4821 29236,4794 29302,4767 29368,4740 29434,4713 29500,4686 29566,4659 29632,4632 29698,4605 29764,4578 29830,4550 29896,4523 29962,4496 30028,4469 30094,4442 30160,4415 30226,4388 30292,4361 30358,4334 30424,4307 30490,4280 30556,4253 30622,4226 30688,4199 30754,4172 30820,4145 30886,4118 30952,4090 31018,4063 31084,4036 31150,4009 31216,3982 31282,3955 31348,3928 31414,3901 31480,3874 31546,3847 31612,3820 31678,3793 31744,3766 31810,3739 31876,3712 31942,3685 32008,3657 32074,3630 32140,3603 32206,3576 32272,3549 32338,3522 32404,3495 32470,3468 32536,3441 32602,3414 32668,3387 32734,3360 32800,3333 32866,3306 32932,3279 32998,3252 33064,3225 33130,3197 33196,3170 33262,3143 33328,3116 33394,3089 33460,3062 33526,3035 33592,3008 33658,2981 33724,2954 33790,2927 33856,2900 33922,2873 33988,2846 34054,2819 34120,2792 34186,2764 34252,2737 34318,2710 34384,2683 34450,2656 34516,2629 34582,2602 34648,2575 34714,2548 34780,2521 34846,2494 34912,2467 34978,2440 35044,2413 35110,2386 35176,2359 35242,2331 35308,2304 35374,2277 35440,2250 35506,2223 35572,2196 35638,2169 35704,2142 35770,2115 35836,2088 35902,2061 35968,2034 36034,2007 36100,1980 36166,1953 36232,1926 36298,1899 36364,1871 36430,1844 36496,1817 36562,1790 36628,1763 36694,1736 36760,1709 36826,1682 36892,1655 36958,1628 37024,1601 37090,1574 37156,1547 37222,1520 37288,1493 37354,1466 37420,1438 37486,1411 37552,1384 37618,1357 37684,1330 37750,1303 37816,1276 37882,1249 37948,1222 38014,1195 38080,1168 38146,1141 38212,1114 38278,1087 38344,1060 38410,1033 38476,1006 38542,978 38608,951 38674,924 38740,897 38806,870 38872,843 38938,816 39004,789 39070,762 39136,735 39202,708 39268,681 39334,654 39400,627 39466,600 39532,573 39598,545 39664,518 39730,491 39796,464 39862,437 39928,410 39994,383 40060,356 40126,329 40192,302 40258,275 40324,248 40390,221 40456,194 40522,167 40588,140 40654,113 40720,85 40786,58 40852,31 40918,4 40928,0">
          <text:p/>
        </draw:polyline>
        <draw:frame draw:style-name="gr5" draw:text-style-name="P4" draw:layer="layout" svg:width="0.849cm" svg:height="2.008cm" svg:x="3.749cm" svg:y="28.463cm">
          <draw:text-box>
            <text:p text:style-name="P3"><text:span text:style-name="T1">0</text:span></text:p>
          </draw:text-box>
        </draw:frame>
        <draw:frame draw:style-name="gr6" draw:text-style-name="P4" draw:layer="layout" svg:width="2.165cm" svg:height="2.008cm" svg:x="2.349cm" svg:y="21.222cm">
          <draw:text-box>
            <text:p text:style-name="P3"><text:span text:style-name="T1">0.5</text:span></text:p>
          </draw:text-box>
        </draw:frame>
        <draw:frame draw:style-name="gr5" draw:text-style-name="P4" draw:layer="layout" svg:width="0.849cm" svg:height="2.008cm" svg:x="3.649cm" svg:y="13.981cm">
          <draw:text-box>
            <text:p text:style-name="P3"><text:span text:style-name="T1">1</text:span></text:p>
          </draw:text-box>
        </draw:frame>
        <draw:frame draw:style-name="gr6" draw:text-style-name="P4" draw:layer="layout" svg:width="2.165cm" svg:height="2.008cm" svg:x="2.349cm" svg:y="6.74cm">
          <draw:text-box>
            <text:p text:style-name="P3"><text:span text:style-name="T1">1.5</text:span></text:p>
          </draw:text-box>
        </draw:frame>
        <draw:frame draw:style-name="gr5" draw:text-style-name="P4" draw:layer="layout" svg:width="0.849cm" svg:height="2.008cm" svg:x="3.749cm" svg:y="-0.4cm">
          <draw:text-box>
            <text:p text:style-name="P3"><text:span text:style-name="T1">2</text:span></text:p>
          </draw:text-box>
        </draw:frame>
        <draw:frame draw:style-name="gr7" draw:text-style-name="P5" draw:layer="layout" svg:width="29cm" svg:height="2.761cm" draw:transform="rotate (1.5707963267949) translate (-0.446cm 29.5cm)">
          <draw:text-box>
            <text:p text:style-name="P3"><text:span text:style-name="T2">Frequency (THz)</text:span></text:p>
          </draw:text-box>
        </draw:frame>
        <draw:polyline draw:style-name="gr8" draw:text-style-name="P2" draw:layer="layout" svg:width="40.927cm" svg:height="24.835cm" svg:x="19.675cm" svg:y="2.03cm" svg:viewBox="0 0 40928 24836" draw:points="0,24836 66,24836 132,24835 198,24835 264,24835 330,24834 396,24833 462,24833 528,24832 594,24830 660,24829 726,24828 792,24826 858,24825 924,24823 990,24821 1056,24819 1122,24817 1188,24815 1254,24812 1320,24810 1386,24807 1452,24804 1518,24802 1584,24799 1650,24795 1716,24792 1782,24789 1848,24785 1914,24781 1980,24778 2046,24774 2112,24770 2178,24765 2244,24761 2310,24757 2376,24752 2442,24747 2508,24743 2574,24738 2640,24732 2706,24727 2772,24722 2838,24716 2904,24711 2970,24705 3036,24699 3102,24693 3168,24687 3234,24681 3300,24674 3366,24668 3432,24661 3498,24654 3564,24648 3630,24641 3696,24633 3762,24626 3828,24619 3894,24611 3960,24603 4026,24596 4092,24588 4158,24580 4224,24571 4290,24563 4356,24555 4422,24546 4488,24537 4554,24529 4620,24520 4686,24510 4752,24501 4818,24492 4884,24482 4950,24473 5016,24463 5082,24453 5148,24443 5214,24433 5280,24423 5346,24412 5412,24402 5478,24391 5544,24380 5610,24370 5676,24358 5742,24347 5808,24336 5874,24325 5940,24313 6006,24301 6072,24290 6138,24278 6204,24266 6270,24253 6336,24241 6402,24229 6468,24216 6534,24203 6600,24190 6666,24177 6732,24164 6798,24151 6864,24138 6930,24124 6996,24111 7062,24097 7128,24083 7194,24069 7260,24055 7326,24041 7392,24026 7458,24012 7524,23997 7590,23982 7656,23967 7722,23952 7788,23937 7854,23922 7920,23906 7986,23891 8052,23875 8118,23859 8184,23843 8250,23827 8316,23811 8382,23795 8448,23778 8514,23762 8580,23745 8646,23728 8712,23711 8778,23694 8844,23677 8910,23660 8975,23642 9041,23624 9107,23607 9173,23589 9239,23571 9305,23553 9371,23534 9437,23516 9503,23497 9569,23479 9635,23460 9701,23441 9767,23422 9833,23403 9899,23384 9965,23364 10031,23345 10097,23325 10163,23305 10229,23285 10295,23265 10361,23245 10427,23225 10493,23204 10559,23183 10625,23163 10691,23142 10757,23121 10823,23100 10889,23079 10955,23057 11021,23036 11087,23014 11153,22992 11219,22970 11285,22948 11351,22926 11417,22904 11483,22882 11549,22859 11615,22836 11681,22814 11747,22791 11813,22768 11879,22744 11945,22721 12011,22698 12077,22674 12143,22650 12209,22627 12275,22603 12341,22579 12407,22554 12473,22530 12539,22506 12605,22481 12671,22456 12737,22431 12803,22406 12869,22381 12935,22356 13001,22331 13067,22305 13133,22280 13199,22254 13265,22228 13331,22202 13397,22176 13463,22149 13529,22123 13595,22096 13661,22070 13727,22043 13793,22016 13859,21989 13925,21962 13991,21935 14057,21907 14123,21880 14189,21852 14255,21824 14321,21796 14387,21768 14453,21740 14519,21711 14585,21683 14651,21654 14717,21626 14783,21597 14849,21568 14915,21539 14981,21509 15047,21480 15113,21450 15179,21421 15245,21391 15311,21361 15377,21331 15443,21301 15509,21271 15575,21240 15641,21210 15707,21179 15773,21148 15839,21117 15905,21086 15971,21055 16037,21024 16103,20992 16169,20961 16235,20929 16301,20897 16367,20865 16433,20833 16499,20801 16565,20769 16631,20736 16697,20704 16763,20671 16829,20638 16895,20605 16961,20572 17027,20539 17093,20505 17159,20472 17225,20438 17291,20404 17357,20370 17423,20336 17489,20302 17555,20268 17621,20233 17687,20199 17753,20164 17819,20129 17885,20094 17951,20059 18017,20024 18083,19989 18149,19953 18215,19918 18281,19882 18347,19846 18413,19810 18479,19774 18545,19738 18611,19702 18677,19665 18743,19629 18809,19592 18875,19555 18941,19518 19007,19481 19073,19444 19139,19406 19205,19369 19271,19331 19337,19293 19403,19255 19469,19217 19535,19179 19601,19141 19667,19102 19733,19064 19799,19025 19865,18986 19931,18947 19997,18908 20063,18869 20129,18830 20195,18790 20261,18751 20327,18711 20393,18671 20459,18631 20525,18591 20591,18551 20657,18511 20723,18470 20789,18429 20855,18389 20921,18348 20987,18307 21053,18266 21119,18224 21185,18183 21251,18141 21317,18100 21383,18058 21449,18016 21515,17974 21581,17932 21647,17890 21713,17847 21779,17805 21845,17762 21911,17719 21977,17676 22043,17633 22109,17590 22175,17547 22241,17503 22307,17460 22373,17416 22439,17372 22505,17328 22571,17284 22637,17240 22703,17195 22769,17151 22835,17106 22901,17061 22967,17017 23033,16972 23099,16926 23165,16881 23231,16836 23297,16790 23363,16745 23429,16699 23495,16653 23561,16607 23627,16561 23693,16514 23759,16468 23825,16421 23891,16375 23957,16328 24023,16281 24089,16234 24155,16187 24221,16139 24287,16092 24353,16044 24419,15996 24485,15949 24551,15901 24617,15853 24683,15804 24749,15756 24815,15707 24881,15659 24947,15610 25013,15561 25079,15512 25145,15463 25211,15414 25277,15364 25343,15315 25409,15265 25475,15215 25541,15165 25607,15115 25673,15065 25739,15015 25805,14964 25871,14914 25937,14863 26003,14812 26069,14761 26135,14710 26201,14659 26267,14608 26333,14556 26399,14505 26465,14453 26531,14401 26597,14349 26663,14297 26729,14245 26795,14192 26860,14140 26926,14087 26992,14034 27058,13982 27124,13929 27190,13875 27256,13822 27322,13769 27388,13715 27454,13662 27520,13608 27586,13554 27652,13500 27718,13446 27784,13391 27850,13337 27916,13282 27982,13228 28048,13173 28114,13118 28180,13063 28246,13007 28312,12952 28378,12897 28444,12841 28510,12785 28576,12729 28642,12673 28708,12617 28774,12561 28840,12505 28906,12448 28972,12392 29038,12335 29104,12278 29170,12221 29236,12164 29302,12106 29368,12049 29434,11991 29500,11934 29566,11876 29632,11818 29698,11760 29764,11702 29830,11644 29896,11585 29962,11526 30028,11468 30094,11409 30160,11350 30226,11291 30292,11232 30358,11172 30424,11113 30490,11053 30556,10994 30622,10934 30688,10874 30754,10814 30820,10753 30886,10693 30952,10632 31018,10572 31084,10511 31150,10450 31216,10389 31282,10328 31348,10267 31414,10205 31480,10144 31546,10082 31612,10020 31678,9958 31744,9896 31810,9834 31876,9772 31942,9709 32008,9647 32074,9584 32140,9521 32206,9458 32272,9395 32338,9332 32404,9268 32470,9205 32536,9141 32602,9078 32668,9014 32734,8950 32800,8886 32866,8821 32932,8757 32998,8692 33064,8628 33130,8563 33196,8498 33262,8433 33328,8368 33394,8303 33460,8237 33526,8172 33592,8106 33658,8040 33724,7974 33790,7908 33856,7842 33922,7776 33988,7709 34054,7643 34120,7576 34186,7509 34252,7442 34318,7375 34384,7308 34450,7240 34516,7173 34582,7105 34648,7038 34714,6970 34780,6902 34846,6833 34912,6765 34978,6697 35044,6628 35110,6560 35176,6491 35242,6422 35308,6353 35374,6284 35440,6214 35506,6145 35572,6076 35638,6006 35704,5936 35770,5866 35836,5796 35902,5726 35968,5655 36034,5585 36100,5514 36166,5444 36232,5373 36298,5302 36364,5231 36430,5160 36496,5088 36562,5017 36628,4945 36694,4873 36760,4801 36826,4729 36892,4657 36958,4585 37024,4513 37090,4440 37156,4367 37222,4295 37288,4222 37354,4149 37420,4076 37486,4002 37552,3929 37618,3855 37684,3782 37750,3708 37816,3634 37882,3560 37948,3486 38014,3411 38080,3337 38146,3262 38212,3187 38278,3113 38344,3038 38410,2962 38476,2887 38542,2812 38608,2736 38674,2661 38740,2585 38806,2509 38872,2433 38938,2357 39004,2281 39070,2204 39136,2128 39202,2051 39268,1974 39334,1897 39400,1820 39466,1743 39532,1666 39598,1588 39664,1511 39730,1433 39796,1355 39862,1277 39928,1199 39994,1121 40060,1043 40126,964 40192,886 40258,807 40324,728 40390,649 40456,570 40522,491 40588,411 40654,332 40720,252 40786,173 40852,93 40918,13 40928,0">
          <text:p/>
        </draw:polyline>
        <draw:path draw:style-name="gr3" draw:text-style-name="P2" draw:layer="layout" svg:width="0.706cm" svg:height="0.706cm" svg:x="29.134cm" svg:y="25.073cm" svg:viewBox="0 0 707 707" svg:d="M353 0v707M0 353h707">
          <text:p/>
        </draw:path>
        <draw:path draw:style-name="gr3" draw:text-style-name="P2" draw:layer="layout" svg:width="0.706cm" svg:height="0.706cm" svg:x="32.431cm" svg:y="23.945cm" svg:viewBox="0 0 707 707" svg:d="M353 0v707M0 353h707">
          <text:p/>
        </draw:path>
        <draw:path draw:style-name="gr3" draw:text-style-name="P2" draw:layer="layout" svg:width="0.706cm" svg:height="0.706cm" svg:x="35.727cm" svg:y="22.495cm" svg:viewBox="0 0 707 707" svg:d="M353 0v707M0 353h707">
          <text:p/>
        </draw:path>
        <draw:path draw:style-name="gr3" draw:text-style-name="P2" draw:layer="layout" svg:width="0.706cm" svg:height="0.706cm" svg:x="39.024cm" svg:y="20.723cm" svg:viewBox="0 0 707 707" svg:d="M353 0v707M0 353h707">
          <text:p/>
        </draw:path>
        <draw:polyline draw:style-name="gr9" draw:text-style-name="P2" draw:layer="layout" svg:width="10.03cm" svg:height="28.967cm" svg:x="5.823cm" svg:y="0.525cm" svg:viewBox="0 0 10031 28968" draw:points="1267,28968 2111,28931 2136,28895 2175,28859 2225,28823 2283,28787 2345,28750 2408,28714 2472,28678 2533,28642 2592,28606 2647,28569 2698,28533 2745,28497 2787,28461 2825,28425 2858,28388 2886,28352 2909,28316 2928,28280 2941,28243 2949,28207 2951,28171 2948,28135 2939,28099 2923,28062 2900,28026 2869,27990 2830,27954 2781,27918 2721,27881 2648,27845 2559,27809 2451,27773 2318,27737 2155,27700 1949,27664 1686,27628 1351,27592 980,27556 871,27519 1238,27483 1699,27447 2095,27411 2424,27375 2703,27338 2946,27302 3162,27266 3357,27230 3535,27194 3700,27157 3855,27121 4001,27085 4140,27049 4272,27013 4400,26976 4524,26940 4645,26904 4763,26868 4879,26832 4995,26795 5110,26759 5226,26723 5343,26687 5463,26651 5586,26614 5714,26578 5849,26542 5992,26506 6148,26470 6319,26433 6507,26397 7695,26361 7076,26325 7459,26289 8065,26252 9474,26216 9087,26180 7812,26144 7154,26108 6689,26071 6328,26035 6057,25999 5906,25963 5917,25927 6097,25890 6411,25854 6843,25818 7449,25782 8513,25746 10002,25709 8034,25673 7350,25637 6929,25601 6623,25565 6380,25528 6178,25492 6004,25456 5850,25420 5713,25384 5588,25347 5473,25311 5369,25275 5273,25239 5185,25203 5104,25166 5030,25130 4961,25094 4896,25058 4829,25022 4748,24985 4584,24949 10031,24913 5031,24877 4905,24841 4857,24804 4833,24768 4820,24732 4813,24696 4812,24660 4815,24623 4821,24587 4829,24551 4840,24515 4853,24479 4869,24442 4886,24406 4907,24370 4930,24334 4958,24298 4990,24261 5027,24225 5072,24189 5126,24153 5192,24117 5274,24080 5376,24044 5505,24008 5672,23972 5892,23936 6192,23899 6631,23863 7377,23827 9908,23791 7721,23755 6811,23718 6321,23682 5994,23646 5757,23610 5576,23574 5433,23537 5318,23501 5224,23465 5146,23429 5081,23393 5025,23356 4978,23320 4939,23284 4905,23248 4877,23212 4854,23175 4836,23139 4822,23103 4814,23067 4811,23031 4813,22994 4821,22958 4836,22922 4857,22886 4886,22850 4924,22813 4972,22777 5031,22741 5104,22705 5191,22669 5298,22632 5426,22596 5582,22560 5775,22524 6018,22488 6336,22451 6785,22415 7523,22379 9812,22343 7960,22307 7013,22270 6500,22234 6152,22198 5892,22162 5688,22126 5523,22089 5386,22053 5270,22017 5172,21981 5089,21945 5016,21908 4954,21872 4900,21836 4853,21800 4811,21764 4776,21727 4745,21691 4718,21655 4695,21619 4676,21583 4659,21546 4646,21510 4635,21474 4628,21438 4622,21402 4620,21365 4620,21329 4623,21293 4629,21257 4638,21221 4651,21184 4668,21148 4689,21112 4715,21076 4747,21040 4786,21003 4832,20967 4889,20931 4957,20895 5039,20859 5140,20822 5265,20786 5422,20750 5627,20714 5905,20678 6314,20641 7029,20605 9716,20569 7193,20533 6227,20497 5659,20460 5245,20424 4914,20388 4634,20352 4389,20316 4169,20279 3968,20243 3781,20207 3604,20171 3436,20135 3274,20098 3116,20062 2961,20026 2808,19990 2654,19954 2498,19917 2340,19881 2178,19845 2011,19809 1837,19773 1656,19736 1469,19700 1279,19664 1093,19628 927,19592 806,19555 754,19519 778,19483 861,19447 979,19411 1108,19374 1237,19338 1361,19302 1478,19266 1589,19230 1693,19193 1793,19157 1889,19121 1983,19085 2077,19049 2171,19012 2267,18976 2366,18940 2471,18904 2583,18868 2705,18831 2838,18795 2987,18759 3156,18723 3350,18687 3581,18650 3862,18614 4225,18578 4735,18542 5613,18506 9250,18469 5530,18433 4740,18397 4279,18361 3955,18325 3708,18288 3510,18252 3346,18216 3206,18180 3086,18144 2981,18107 2888,18071 2805,18035 2732,17999 2666,17963 2607,17926 2555,17890 2508,17854 2466,17818 2430,17782 2398,17745 2370,17709 2346,17673 2326,17637 2310,17601 2297,17564 2287,17528 2281,17492 2277,17456 2275,17420 2276,17383 2279,17347 2284,17311 2291,17275 2300,17239 2310,17202 2322,17166 2336,17130 2351,17094 2369,17058 2387,17021 2408,16985 2431,16949 2456,16913 2483,16877 2513,16840 2546,16804 2583,16768 2623,16732 2668,16696 2717,16659 2772,16623 2834,16587 2902,16551 2979,16515 3065,16478 3162,16442 3271,16406 3395,16370 3538,16334 3702,16297 3896,16261 4130,16225 4421,16189 4806,16153 5372,16116 6456,16080 7438,16044 5708,16008 5036,15972 4615,15935 4310,15899 4074,15863 3881,15827 3721,15791 3584,15754 3465,15718 3362,15682 3271,15646 3190,15610 3118,15573 3054,15537 2996,15501 2945,15465 2899,15429 2859,15392 2822,15356 2790,15320 2761,15284 2736,15248 2713,15211 2694,15175 2676,15139 2661,15103 2649,15067 2637,15030 2628,14994 2620,14958 2613,14922 2607,14885 2603,14849 2599,14813 2596,14777 2593,14741 2591,14704 2590,14668 2589,14632 2588,14596 2588,14560 2588,14523 2588,14487 2589,14451 2590,14415 2591,14379 2593,14342 2595,14306 2598,14270 2602,14234 2606,14198 2612,14161 2618,14125 2626,14089 2636,14053 2648,14017 2661,13980 2678,13944 2698,13908 2721,13872 2749,13836 2782,13799 2821,13763 2868,13727 2923,13691 2990,13655 3070,13618 3167,13582 3286,13546 3436,13510 3629,13474 3887,13437 4259,13401 4876,13365 6494,13329 5583,13293 4422,13256 3796,13220 3350,13184 2997,13148 2700,13112 2440,13075 2208,13039 1998,13003 1807,12967 1634,12931 1480,12894 1345,12858 1232,12822 1142,12786 1077,12750 1035,12713 1014,12677 1010,12641 1021,12605 1042,12569 1070,12532 1102,12496 1137,12460 1173,12424 1208,12388 1243,12351 1277,12315 1309,12279 1340,12243 1368,12207 1395,12170 1421,12134 1444,12098 1466,12062 1486,12026 1505,11989 1522,11953 1537,11917 1551,11881 1564,11845 1575,11808 1585,11772 1594,11736 1602,11700 1609,11664 1614,11627 1619,11591 1623,11555 1626,11519 1629,11483 1631,11446 1632,11410 1632,11374 1632,11338 1632,11302 1631,11265 1630,11229 1629,11193 1627,11157 1625,11121 1623,11084 1621,11048 1619,11012 1617,10976 1614,10940 1612,10903 1610,10867 1607,10831 1605,10795 1602,10759 1599,10722 1595,10686 1591,10650 1585,10614 1578,10578 1569,10541 1556,10505 1536,10469 1507,10433 1459,10397 1370,10360 1153,10324 0,10288 3943,10252 2303,10216 2070,10179 1977,10143 1928,10107 1899,10071 1881,10035 1868,9998 1860,9962 1855,9926 1851,9890 1849,9854 1847,9817 1847,9781 1846,9745 1846,9709 1846,9673 1846,9636 1846,9600 1846,9564 1846,9528 1846,9492 1846,9455 1846,9419 1845,9383 1844,9347 1844,9311 1842,9274 1841,9238 1840,9202 1838,9166 1836,9130 1834,9093 1832,9057 1830,9021 1827,8985 1825,8949 1822,8912 1820,8876 1817,8840 1814,8804 1811,8768 1808,8731 1805,8695 1802,8659 1799,8623 1796,8587 1794,8550 1791,8514 1788,8478 1785,8442 1782,8406 1780,8369 1777,8333 1775,8297 1772,8261 1770,8225 1767,8188 1765,8152 1763,8116 1761,8080 1758,8044 1756,8007 1754,7971 1752,7935 1750,7899 1748,7863 1746,7826 1744,7790 1742,7754 1740,7718 1738,7682 1736,7645 1734,7609 1732,7573 1730,7537 1728,7501 1726,7464 1724,7428 1721,7392 1719,7356 1717,7320 1715,7283 1712,7247 1710,7211 1708,7175 1707,7139 1706,7102 1705,7066 1706,7030 1710,6994 1721,6958 1762,6921 2250,6885 1730,6849 1659,6813 1655,6777 1654,6740 1653,6704 1651,6668 1650,6632 1648,6596 1646,6559 1645,6523 1643,6487 1641,6451 1640,6415 1638,6378 1637,6342 1636,6306 1634,6270 1633,6234 1632,6197 1631,6161 1631,6125 1630,6089 1629,6053 1629,6016 1628,5980 1628,5944 1627,5908 1627,5872 1627,5835 1627,5799 1627,5763 1626,5727 1626,5691 1626,5654 1626,5618 1626,5582 1625,5546 1625,5510 1625,5473 1624,5437 1624,5401 1623,5365 1623,5329 1622,5292 1622,5256 1621,5220 1620,5184 1619,5148 1618,5111 1618,5075 1617,5039 1616,5003 1615,4967 1614,4930 1613,4894 1612,4858 1611,4822 1610,4786 1609,4749 1608,4713 1608,4677 1607,4641 1607,4605 1606,4568 1606,4532 1606,4496 1606,4460 1606,4424 1606,4387 1607,4351 1608,4315 1609,4279 1610,4243 1612,4206 1613,4170 1615,4134 1617,4098 1620,4062 1623,4025 1626,3989 1630,3953 1634,3917 1638,3881 1643,3844 1649,3808 1655,3772 1662,3736 1670,3700 1679,3663 1689,3627 1701,3591 1715,3555 1732,3519 1753,3482 1780,3446 1815,3410 1862,3374 1928,3338 2029,3301 2197,3265 2523,3229 3387,3193 3857,3157 2166,3120 1632,3084 1453,3048 1401,3012 1389,2976 1392,2939 1398,2903 1405,2867 1411,2831 1417,2795 1421,2758 1425,2722 1427,2686 1429,2650 1430,2614 1431,2577 1430,2541 1430,2505 1429,2469 1427,2433 1426,2396 1424,2360 1422,2324 1420,2288 1417,2252 1414,2215 1412,2179 1409,2143 1406,2107 1404,2071 1401,2034 1398,1998 1396,1962 1393,1926 1391,1890 1388,1853 1386,1817 1384,1781 1382,1745 1380,1708 1378,1672 1376,1636 1375,1600 1374,1564 1372,1527 1371,1491 1370,1455 1369,1419 1368,1383 1367,1346 1367,1310 1366,1274 1365,1238 1364,1202 1364,1165 1363,1129 1362,1093 1361,1057 1360,1021 1359,984 1358,948 1357,912 1356,876 1354,840 1353,803 1351,767 1349,731 1347,695 1345,659 1343,622 1340,586 1338,550 1335,514 1332,478 1329,441 1325,405 1322,369 1318,333 1315,297 1311,260 1307,224 1303,188 1299,152 1295,116 1291,79 1287,43 1283,7 1282,0">
          <text:p/>
        </draw:polyline>
        <draw:polyline draw:style-name="gr10" draw:text-style-name="P2" draw:layer="layout" svg:width="9.585cm" svg:height="28.967cm" svg:x="7.107cm" svg:y="0.525cm" svg:viewBox="0 0 9586 28968" draw:points="2296,28968 3129,28931 3122,28895 3111,28859 3095,28823 3074,28787 3049,28750 3020,28714 2986,28678 2948,28642 2906,28606 2860,28569 2812,28533 2762,28497 2712,28461 2663,28425 2619,28388 2582,28352 2556,28316 2543,28280 2547,28243 2567,28207 2603,28171 2653,28135 2714,28099 2783,28062 2856,28026 2930,27990 3005,27954 3079,27918 3150,27881 3218,27845 3282,27809 3343,27773 3400,27737 3453,27700 3503,27664 3548,27628 3590,27592 3629,27556 3663,27519 3695,27483 3723,27447 3748,27411 3770,27375 3789,27338 3806,27302 3820,27266 3832,27230 3841,27194 3850,27157 3857,27121 3863,27085 3870,27049 3877,27013 3886,26976 3898,26940 3915,26904 3937,26868 3966,26832 4004,26795 4052,26759 4111,26723 4183,26687 4267,26651 4365,26614 4477,26578 4602,26542 4743,26506 4900,26470 5076,26433 5275,26397 6310,26361 5849,26325 6244,26289 6860,26252 8279,26216 7903,26180 6645,26144 6015,26108 5601,26071 5330,26035 5194,25999 5197,25963 5322,25927 5542,25890 5844,25854 6243,25818 6810,25782 7837,25746 9292,25709 7292,25673 6578,25637 6128,25601 5793,25565 5521,25528 5289,25492 5084,25456 4899,25420 4728,25384 4570,25347 4422,25311 4285,25275 4159,25239 4044,25203 3940,25166 3849,25130 3767,25094 3692,25058 3614,25022 3499,24985 3159,24949 9586,24913 4163,24877 3991,24841 3940,24804 3924,24768 3923,24732 3930,24696 3942,24660 3956,24623 3972,24587 3989,24551 4007,24515 4026,24479 4046,24442 4067,24406 4089,24370 4115,24334 4143,24298 4175,24261 4212,24225 4256,24189 4308,24153 4371,24117 4449,24080 4546,24044 4667,24008 4823,23972 5028,23936 5310,23899 5724,23863 6441,23827 8937,23791 6709,23755 5754,23718 5215,23682 4836,23646 4544,23610 4306,23574 4106,23537 3932,23501 3777,23465 3637,23429 3508,23393 3388,23356 3274,23320 3165,23284 3062,23248 2962,23212 2868,23175 2780,23139 2701,23103 2632,23067 2578,23031 2542,22994 2528,22958 2539,22922 2574,22886 2633,22850 2714,22813 2814,22777 2931,22741 3064,22705 3213,22669 3379,22632 3564,22596 3775,22560 4020,22524 4312,22488 4677,22451 5170,22415 5950,22379 8279,22343 6465,22307 5553,22270 5074,22234 4758,22198 4528,22162 4351,22126 4210,22089 4094,22053 3998,22017 3916,21981 3845,21945 3782,21908 3727,21872 3676,21836 3630,21800 3587,21764 3546,21727 3508,21691 3471,21655 3436,21619 3402,21583 3369,21546 3338,21510 3307,21474 3278,21438 3251,21402 3226,21365 3204,21329 3185,21293 3171,21257 3162,21221 3161,21184 3168,21148 3185,21112 3214,21076 3258,21040 3319,21003 3398,20967 3498,20931 3620,20895 3768,20859 3945,20822 4154,20786 4404,20750 4706,20714 5088,20678 5604,20641 6427,20605 9225,20569 6813,20533 5959,20497 5502,20460 5199,20424 4978,20388 4808,20352 4671,20316 4558,20279 4464,20243 4383,20207 4313,20171 4251,20135 4196,20098 4146,20062 4101,20026 4059,19990 4021,19954 3985,19917 3951,19881 3918,19845 3888,19809 3858,19773 3830,19736 3802,19700 3775,19664 3750,19628 3724,19592 3700,19555 3676,19519 3653,19483 3630,19447 3609,19411 3587,19374 3567,19338 3547,19302 3528,19266 3509,19230 3491,19193 3474,19157 3458,19121 3442,19085 3427,19049 3412,19012 3398,18976 3385,18940 3372,18904 3360,18868 3348,18831 3338,18795 3328,18759 3321,18723 3316,18687 3317,18650 3329,18614 3366,18578 3477,18542 3889,18506 7219,18469 3717,18433 3327,18397 3204,18361 3144,18325 3104,18288 3072,18252 3043,18216 3015,18180 2987,18144 2960,18107 2931,18071 2903,18035 2873,17999 2843,17963 2812,17926 2780,17890 2747,17854 2714,17818 2680,17782 2646,17745 2612,17709 2577,17673 2542,17637 2507,17601 2473,17564 2438,17528 2404,17492 2371,17456 2338,17420 2306,17383 2275,17347 2246,17311 2217,17275 2191,17239 2166,17202 2143,17166 2122,17130 2103,17094 2087,17058 2073,17021 2063,16985 2056,16949 2053,16913 2054,16877 2059,16840 2070,16804 2087,16768 2110,16732 2139,16696 2177,16659 2221,16623 2275,16587 2337,16551 2409,16515 2491,16478 2584,16442 2691,16406 2812,16370 2950,16334 3110,16297 3298,16261 3524,16225 3807,16189 4182,16153 4736,16116 5809,16080 6778,16044 5035,16008 4350,15972 3917,15935 3602,15899 3357,15863 3158,15827 2994,15791 2856,15754 2740,15718 2641,15682 2557,15646 2485,15610 2425,15573 2373,15537 2329,15501 2291,15465 2259,15429 2231,15392 2207,15356 2185,15320 2166,15284 2148,15248 2132,15211 2117,15175 2102,15139 2088,15103 2075,15067 2062,15030 2049,14994 2036,14958 2024,14922 2011,14885 1999,14849 1988,14813 1976,14777 1965,14741 1955,14704 1945,14668 1935,14632 1926,14596 1918,14560 1911,14523 1904,14487 1898,14451 1892,14415 1888,14379 1884,14342 1881,14306 1878,14270 1876,14234 1875,14198 1875,14161 1875,14125 1877,14089 1880,14053 1884,14017 1890,13980 1899,13944 1910,13908 1926,13872 1945,13836 1971,13799 2005,13763 2048,13727 2102,13691 2170,13655 2256,13618 2364,13582 2500,13546 2671,13510 2890,13474 3180,13437 3588,13401 4245,13365 5907,13329 5041,13293 3926,13256 3346,13220 2945,13184 2635,13148 2378,13112 2154,13075 1953,13039 1767,13003 1590,12967 1420,12931 1253,12894 1088,12858 924,12822 760,12786 599,12750 442,12713 296,12677 170,12641 74,12605 16,12569 0,12532 21,12496 68,12460 132,12424 204,12388 277,12351 349,12315 416,12279 478,12243 535,12207 587,12170 634,12134 677,12098 715,12062 749,12026 780,11989 807,11953 831,11917 853,11881 873,11845 890,11808 905,11772 919,11736 932,11700 943,11664 953,11627 962,11591 970,11555 978,11519 985,11483 992,11446 998,11410 1004,11374 1009,11338 1014,11302 1018,11265 1022,11229 1026,11193 1029,11157 1032,11121 1034,11084 1035,11048 1036,11012 1037,10976 1036,10940 1035,10903 1033,10867 1030,10831 1027,10795 1022,10759 1017,10722 1010,10686 1003,10650 995,10614 986,10578 975,10541 964,10505 950,10469 935,10433 916,10397 890,10360 848,10324 759,10288 2289,10252 1118,10216 1016,10179 976,10143 952,10107 936,10071 924,10035 915,9998 908,9962 903,9926 899,9890 897,9854 895,9817 895,9781 896,9745 897,9709 899,9673 902,9636 905,9600 909,9564 912,9528 916,9492 919,9455 923,9419 926,9383 929,9347 932,9311 934,9274 936,9238 938,9202 939,9166 939,9130 939,9093 939,9057 938,9021 936,8985 934,8949 932,8912 929,8876 926,8840 922,8804 919,8768 915,8731 910,8695 906,8659 901,8623 897,8587 892,8550 888,8514 883,8478 878,8442 874,8406 869,8369 865,8333 861,8297 856,8261 852,8225 848,8188 844,8152 840,8116 836,8080 833,8044 829,8007 825,7971 822,7935 818,7899 814,7863 811,7826 807,7790 804,7754 800,7718 797,7682 793,7645 790,7609 787,7573 784,7537 781,7501 778,7464 775,7428 773,7392 771,7356 769,7320 767,7283 765,7247 764,7211 764,7175 764,7139 764,7102 766,7066 769,7030 775,6994 787,6958 819,6921 1040,6885 581,6849 676,6813 698,6777 708,6740 712,6704 715,6668 716,6632 716,6596 716,6559 715,6523 714,6487 713,6451 711,6415 709,6378 707,6342 704,6306 702,6270 699,6234 696,6197 693,6161 690,6125 688,6089 685,6053 682,6016 679,5980 677,5944 675,5908 673,5872 671,5835 669,5799 667,5763 666,5727 664,5691 663,5654 662,5618 661,5582 661,5546 660,5510 659,5473 659,5437 658,5401 658,5365 657,5329 656,5292 656,5256 654,5220 653,5184 652,5148 651,5111 649,5075 648,5039 646,5003 644,4967 642,4930 639,4894 637,4858 634,4822 632,4786 629,4749 626,4713 624,4677 621,4641 618,4605 616,4568 613,4532 610,4496 608,4460 605,4424 603,4387 601,4351 598,4315 596,4279 593,4243 590,4206 588,4170 585,4134 581,4098 578,4062 574,4025 570,3989 565,3953 560,3917 554,3881 547,3844 539,3808 531,3772 522,3736 511,3700 499,3663 486,3627 471,3591 454,3555 435,3519 412,3482 386,3446 355,3410 317,3374 270,3338 218,3301 185,3265 360,3229 1513,3193 2616,3157 1406,3120 1063,3084 897,3048 798,3012 733,2976 685,2939 649,2903 621,2867 599,2831 580,2795 565,2758 552,2722 542,2686 533,2650 525,2614 519,2577 514,2541 509,2505 506,2469 503,2433 500,2396 498,2360 496,2324 494,2288 492,2252 490,2215 488,2179 486,2143 484,2107 482,2071 480,2034 477,1998 474,1962 472,1926 469,1890 466,1853 462,1817 459,1781 456,1745 452,1708 449,1672 446,1636 443,1600 440,1564 438,1527 435,1491 433,1455 431,1419 429,1383 428,1346 427,1310 426,1274 425,1238 425,1202 424,1165 424,1129 424,1093 424,1057 424,1021 424,984 424,948 424,912 423,876 423,840 422,803 422,767 421,731 419,695 418,659 416,622 414,586 413,550 410,514 408,478 406,441 404,405 402,369 399,333 397,297 396,260 394,224 393,188 392,152 392,116 392,79 393,43 394,7 395,0">
          <text:p/>
        </draw:polyline>
        <draw:polyline draw:style-name="gr11" draw:text-style-name="P2" draw:layer="layout" svg:width="10.348cm" svg:height="28.967cm" svg:x="7.174cm" svg:y="0.525cm" svg:viewBox="0 0 10349 28968" draw:points="658,28968 1562,28931 1730,28895 1926,28859 2112,28823 2273,28787 2407,28750 2515,28714 2599,28678 2661,28642 2702,28606 2723,28569 2725,28533 2706,28497 2668,28461 2608,28425 2524,28388 2414,28352 2273,28316 2097,28280 1878,28243 1610,28207 1305,28171 1047,28135 1027,28099 1260,28062 1553,28026 1812,27990 2022,27954 2186,27918 2312,27881 2406,27845 2469,27809 2505,27773 2514,27737 2497,27700 2450,27664 2373,27628 2258,27592 2096,27556 1872,27519 1555,27483 1079,27447 307,27411 0,27375 910,27338 1520,27302 1931,27266 2232,27230 2462,27194 2640,27157 2780,27121 2886,27085 2964,27049 3014,27013 3039,26976 3037,26940 3009,26904 2951,26868 2862,26832 2745,26795 2613,26759 2514,26723 2538,26687 2736,26651 3043,26614 3374,26578 3694,26542 3995,26506 4280,26470 4556,26433 4827,26397 6273,26361 5521,26325 5938,26289 6569,26252 7994,26216 7616,26180 6346,26144 5691,26108 5225,26071 4849,26035 4524,25999 4237,25963 4015,25927 3998,25890 4348,25854 4976,25818 5794,25782 7047,25746 8697,25709 6866,25673 6301,25637 5982,25601 5764,25565 5598,25528 5461,25492 5343,25456 5238,25420 5143,25384 5057,25347 4981,25311 4915,25275 4862,25239 4822,25203 4797,25166 4784,25130 4782,25094 4785,25058 4784,25022 4758,24985 4599,24949 10349,24913 5317,24877 5215,24841 5196,24804 5197,24768 5203,24732 5209,24696 5213,24660 5214,24623 5212,24587 5207,24551 5197,24515 5184,24479 5167,24442 5147,24406 5124,24370 5098,24334 5069,24298 5038,24261 5004,24225 4969,24189 4931,24153 4892,24117 4849,24080 4803,24044 4752,24008 4691,23972 4614,23936 4510,23899 4373,23863 4527,23827 7450,23791 5858,23755 5360,23718 5157,23682 5039,23646 4954,23610 4887,23574 4828,23537 4772,23501 4718,23465 4664,23429 4608,23393 4550,23356 4490,23320 4427,23284 4361,23248 4292,23212 4220,23175 4145,23139 4068,23103 3990,23067 3910,23031 3832,22994 3756,22958 3687,22922 3627,22886 3581,22850 3555,22813 3553,22777 3579,22741 3637,22705 3726,22669 3847,22632 4000,22596 4186,22560 4410,22524 4683,22488 5029,22451 5502,22415 6259,22379 8562,22343 6719,22307 5776,22270 5265,22234 4917,22198 4657,22162 4453,22126 4290,22089 4160,22053 4056,22017 3975,21981 3914,21945 3869,21908 3838,21872 3819,21836 3809,21800 3805,21764 3806,21727 3811,21691 3817,21655 3824,21619 3831,21583 3837,21546 3841,21510 3843,21474 3843,21438 3840,21402 3833,21365 3823,21329 3808,21293 3789,21257 3764,21221 3733,21184 3695,21148 3648,21112 3593,21076 3530,21040 3460,21003 3392,20967 3347,20931 3364,20895 3490,20859 3739,20822 4083,20786 4487,20750 4936,20714 5447,20678 6074,20641 6989,20605 9861,20569 7510,20533 6703,20497 6283,20460 6006,20424 5802,20388 5641,20352 5507,20316 5390,20279 5285,20243 5187,20207 5096,20171 5007,20135 4920,20098 4834,20062 4748,20026 4661,19990 4573,19954 4484,19917 4393,19881 4301,19845 4209,19809 4117,19773 4026,19736 3938,19700 3855,19664 3779,19628 3712,19592 3657,19555 3615,19519 3588,19483 3574,19447 3572,19411 3581,19374 3599,19338 3622,19302 3649,19266 3678,19230 3708,19193 3737,19157 3765,19121 3792,19085 3816,19049 3837,19012 3856,18976 3872,18940 3886,18904 3896,18868 3903,18831 3909,18795 3912,18759 3914,18723 3916,18687 3923,18650 3941,18614 3989,18578 4119,18542 4551,18506 7787,18469 4042,18433 3532,18397 3350,18361 3233,18325 3126,18288 3014,18252 2889,18216 2750,18180 2594,18144 2420,18107 2230,18071 2033,18035 1850,17999 1724,17963 1703,17926 1787,17890 1933,17854 2097,17818 2254,17782 2396,17745 2520,17709 2628,17673 2721,17637 2800,17601 2867,17564 2923,17528 2970,17492 3009,17456 3040,17420 3064,17383 3082,17347 3093,17311 3100,17275 3101,17239 3098,17202 3089,17166 3077,17130 3060,17094 3039,17058 3014,17021 2986,16985 2953,16949 2917,16913 2878,16877 2836,16840 2793,16804 2749,16768 2707,16732 2669,16696 2638,16659 2617,16623 2609,16587 2619,16551 2648,16515 2696,16478 2762,16442 2845,16406 2944,16370 3058,16334 3189,16297 3340,16261 3521,16225 3750,16189 4062,16153 4549,16116 5554,16080 6463,16044 4680,16008 3986,15972 3580,15935 3325,15899 3163,15863 3059,15827 2990,15791 2941,15754 2903,15718 2871,15682 2841,15646 2813,15610 2784,15573 2754,15537 2725,15501 2694,15465 2664,15429 2635,15392 2606,15356 2579,15320 2554,15284 2531,15248 2509,15211 2491,15175 2473,15139 2458,15103 2444,15067 2431,15030 2418,14994 2406,14958 2393,14922 2380,14885 2367,14849 2353,14813 2338,14777 2324,14741 2309,14704 2294,14668 2279,14632 2265,14596 2252,14560 2240,14523 2229,14487 2219,14451 2211,14415 2203,14379 2197,14342 2192,14306 2188,14270 2184,14234 2182,14198 2180,14161 2179,14125 2178,14089 2178,14053 2178,14017 2177,13980 2176,13944 2174,13908 2170,13872 2163,13836 2152,13799 2135,13763 2111,13727 2076,13691 2030,13655 1969,13618 1898,13582 1837,13546 1850,13510 2060,13474 2530,13437 3206,13401 4133,13365 6035,13329 5377,13293 4441,13256 4014,13220 3747,13184 3554,13148 3399,13112 3267,13075 3148,13039 3035,13003 2926,12967 2818,12931 2710,12894 2599,12858 2486,12822 2371,12786 2254,12750 2138,12713 2024,12677 1918,12641 1824,12605 1747,12569 1694,12532 1665,12496 1659,12460 1673,12424 1701,12388 1737,12351 1777,12315 1818,12279 1856,12243 1891,12207 1922,12170 1949,12134 1971,12098 1988,12062 2002,12026 2011,11989 2017,11953 2020,11917 2021,11881 2018,11845 2014,11808 2009,11772 2001,11736 1993,11700 1984,11664 1974,11627 1963,11591 1953,11555 1942,11519 1932,11483 1922,11446 1913,11410 1905,11374 1897,11338 1891,11302 1886,11265 1883,11229 1881,11193 1880,11157 1880,11121 1882,11084 1884,11048 1886,11012 1889,10976 1892,10940 1895,10903 1896,10867 1897,10831 1896,10795 1894,10759 1890,10722 1884,10686 1876,10650 1867,10614 1856,10578 1843,10541 1828,10505 1811,10469 1792,10433 1770,10397 1740,10360 1691,10324 1559,10288 2917,10252 1953,10216 1867,10179 1834,10143 1816,10107 1807,10071 1801,10035 1798,9998 1796,9962 1795,9926 1794,9890 1793,9854 1791,9817 1789,9781 1786,9745 1782,9709 1777,9673 1771,9636 1765,9600 1758,9564 1751,9528 1744,9492 1737,9455 1732,9419 1727,9383 1723,9347 1720,9311 1719,9274 1718,9238 1719,9202 1722,9166 1725,9130 1728,9093 1733,9057 1737,9021 1741,8985 1745,8949 1748,8912 1751,8876 1753,8840 1753,8804 1753,8768 1753,8731 1751,8695 1748,8659 1744,8623 1740,8587 1735,8550 1730,8514 1724,8478 1718,8442 1712,8406 1706,8369 1700,8333 1694,8297 1688,8261 1682,8225 1677,8188 1672,8152 1667,8116 1663,8080 1658,8044 1654,8007 1651,7971 1648,7935 1645,7899 1642,7863 1640,7826 1637,7790 1635,7754 1633,7718 1632,7682 1630,7645 1628,7609 1626,7573 1625,7537 1623,7501 1621,7464 1618,7428 1616,7392 1613,7356 1611,7320 1608,7283 1605,7247 1603,7211 1600,7175 1598,7139 1597,7102 1596,7066 1597,7030 1600,6994 1609,6958 1633,6921 1819,6885 1447,6849 1519,6813 1537,6777 1544,6740 1549,6704 1551,6668 1552,6632 1553,6596 1553,6559 1552,6523 1551,6487 1549,6451 1547,6415 1545,6378 1542,6342 1540,6306 1537,6270 1534,6234 1531,6197 1528,6161 1525,6125 1523,6089 1520,6053 1518,6016 1516,5980 1514,5944 1512,5908 1511,5872 1509,5835 1507,5799 1505,5763 1503,5727 1501,5691 1499,5654 1496,5618 1494,5582 1491,5546 1489,5510 1486,5473 1484,5437 1482,5401 1481,5365 1480,5329 1479,5292 1478,5256 1478,5220 1478,5184 1479,5148 1479,5111 1480,5075 1481,5039 1482,5003 1482,4967 1483,4930 1483,4894 1483,4858 1483,4822 1482,4786 1480,4749 1479,4713 1477,4677 1474,4641 1472,4605 1469,4568 1466,4532 1462,4496 1459,4460 1455,4424 1451,4387 1447,4351 1443,4315 1439,4279 1434,4243 1430,4206 1425,4170 1420,4134 1415,4098 1411,4062 1406,4025 1402,3989 1399,3953 1396,3917 1393,3881 1392,3844 1393,3808 1394,3772 1397,3736 1401,3700 1407,3663 1414,3627 1423,3591 1434,3555 1445,3519 1459,3482 1474,3446 1491,3410 1513,3374 1541,3338 1581,3301 1650,3265 1803,3229 2361,3193 2579,3157 1412,3120 1326,3084 1324,3048 1329,3012 1332,2976 1331,2939 1328,2903 1324,2867 1319,2831 1313,2795 1307,2758 1301,2722 1295,2686 1290,2650 1286,2614 1283,2577 1281,2541 1280,2505 1279,2469 1279,2433 1279,2396 1280,2360 1280,2324 1281,2288 1281,2252 1282,2215 1281,2179 1281,2143 1280,2107 1279,2071 1277,2034 1276,1998 1274,1962 1272,1926 1270,1890 1268,1853 1266,1817 1264,1781 1263,1745 1261,1708 1259,1672 1257,1636 1255,1600 1253,1564 1251,1527 1248,1491 1245,1455 1242,1419 1238,1383 1235,1346 1231,1310 1227,1274 1223,1238 1219,1202 1216,1165 1213,1129 1210,1093 1208,1057 1207,1021 1206,984 1205,948 1205,912 1206,876 1207,840 1208,803 1209,767 1210,731 1211,695 1212,659 1212,622 1213,586 1213,550 1212,514 1211,478 1211,441 1209,405 1208,369 1207,333 1206,297 1205,260 1205,224 1204,188 1204,152 1203,116 1203,79 1202,43 1201,7 1201,0">
          <text:p/>
        </draw:polyline>
        <draw:line draw:style-name="gr2" draw:text-style-name="P2" draw:layer="layout" svg:x1="4.694cm" svg:y1="29.491cm" svg:x2="18.558cm" svg:y2="29.491cm">
          <text:p/>
        </draw:line>
        <draw:line draw:style-name="gr2" draw:text-style-name="P2" draw:layer="layout" svg:x1="4.694cm" svg:y1="0.528cm" svg:x2="18.558cm" svg:y2="0.528cm">
          <text:p/>
        </draw:line>
        <draw:line draw:style-name="gr2" draw:text-style-name="P2" draw:layer="layout" svg:x1="10.24cm" svg:y1="29.492cm" svg:x2="10.24cm" svg:y2="29.202cm">
          <text:p/>
        </draw:line>
        <draw:line draw:style-name="gr2" draw:text-style-name="P2" draw:layer="layout" svg:x1="15.786cm" svg:y1="29.492cm" svg:x2="15.786cm" svg:y2="29.202cm">
          <text:p/>
        </draw:line>
        <draw:line draw:style-name="gr2" draw:text-style-name="P2" draw:layer="layout" svg:x1="10.24cm" svg:y1="0.528cm" svg:x2="10.24cm" svg:y2="0.818cm">
          <text:p/>
        </draw:line>
        <draw:line draw:style-name="gr2" draw:text-style-name="P2" draw:layer="layout" svg:x1="15.786cm" svg:y1="0.528cm" svg:x2="15.786cm" svg:y2="0.818cm">
          <text:p/>
        </draw:line>
        <draw:line draw:style-name="gr2" draw:text-style-name="P2" draw:layer="layout" svg:x1="4.694cm" svg:y1="29.491cm" svg:x2="4.694cm" svg:y2="29.346cm">
          <text:p/>
        </draw:line>
        <draw:line draw:style-name="gr2" draw:text-style-name="P2" draw:layer="layout" svg:x1="10.24cm" svg:y1="29.491cm" svg:x2="10.24cm" svg:y2="29.346cm">
          <text:p/>
        </draw:line>
        <draw:line draw:style-name="gr2" draw:text-style-name="P2" draw:layer="layout" svg:x1="10.24cm" svg:y1="29.491cm" svg:x2="10.24cm" svg:y2="29.346cm">
          <text:p/>
        </draw:line>
        <draw:line draw:style-name="gr2" draw:text-style-name="P2" draw:layer="layout" svg:x1="15.786cm" svg:y1="29.491cm" svg:x2="15.786cm" svg:y2="29.346cm">
          <text:p/>
        </draw:line>
        <draw:line draw:style-name="gr2" draw:text-style-name="P2" draw:layer="layout" svg:x1="18.559cm" svg:y1="29.491cm" svg:x2="18.559cm" svg:y2="29.346cm">
          <text:p/>
        </draw:line>
        <draw:line draw:style-name="gr2" draw:text-style-name="P2" draw:layer="layout" svg:x1="4.694cm" svg:y1="0.528cm" svg:x2="4.694cm" svg:y2="0.673cm">
          <text:p/>
        </draw:line>
        <draw:line draw:style-name="gr2" draw:text-style-name="P2" draw:layer="layout" svg:x1="10.24cm" svg:y1="0.528cm" svg:x2="10.24cm" svg:y2="0.673cm">
          <text:p/>
        </draw:line>
        <draw:line draw:style-name="gr2" draw:text-style-name="P2" draw:layer="layout" svg:x1="10.24cm" svg:y1="0.528cm" svg:x2="10.24cm" svg:y2="0.673cm">
          <text:p/>
        </draw:line>
        <draw:line draw:style-name="gr2" draw:text-style-name="P2" draw:layer="layout" svg:x1="15.786cm" svg:y1="0.528cm" svg:x2="15.786cm" svg:y2="0.673cm">
          <text:p/>
        </draw:line>
        <draw:line draw:style-name="gr2" draw:text-style-name="P2" draw:layer="layout" svg:x1="18.559cm" svg:y1="0.528cm" svg:x2="18.559cm" svg:y2="0.673cm">
          <text:p/>
        </draw:line>
        <draw:line draw:style-name="gr2" draw:text-style-name="P2" draw:layer="layout" svg:x1="4.694cm" svg:y1="29.491cm" svg:x2="4.694cm" svg:y2="0.528cm">
          <text:p/>
        </draw:line>
        <draw:line draw:style-name="gr2" draw:text-style-name="P2" draw:layer="layout" svg:x1="18.559cm" svg:y1="29.491cm" svg:x2="18.559cm" svg:y2="0.528cm">
          <text:p/>
        </draw:line>
        <draw:line draw:style-name="gr2" draw:text-style-name="P2" draw:layer="layout" svg:x1="4.694cm" svg:y1="29.491cm" svg:x2="4.984cm" svg:y2="29.491cm">
          <text:p/>
        </draw:line>
        <draw:line draw:style-name="gr2" draw:text-style-name="P2" draw:layer="layout" svg:x1="4.694cm" svg:y1="22.25cm" svg:x2="4.984cm" svg:y2="22.25cm">
          <text:p/>
        </draw:line>
        <draw:line draw:style-name="gr2" draw:text-style-name="P2" draw:layer="layout" svg:x1="4.694cm" svg:y1="15.01cm" svg:x2="4.984cm" svg:y2="15.01cm">
          <text:p/>
        </draw:line>
        <draw:line draw:style-name="gr2" draw:text-style-name="P2" draw:layer="layout" svg:x1="4.694cm" svg:y1="7.769cm" svg:x2="4.984cm" svg:y2="7.769cm">
          <text:p/>
        </draw:line>
        <draw:line draw:style-name="gr2" draw:text-style-name="P2" draw:layer="layout" svg:x1="4.694cm" svg:y1="0.528cm" svg:x2="4.984cm" svg:y2="0.528cm">
          <text:p/>
        </draw:line>
        <draw:line draw:style-name="gr2" draw:text-style-name="P2" draw:layer="layout" svg:x1="18.559cm" svg:y1="29.491cm" svg:x2="18.269cm" svg:y2="29.491cm">
          <text:p/>
        </draw:line>
        <draw:line draw:style-name="gr2" draw:text-style-name="P2" draw:layer="layout" svg:x1="18.559cm" svg:y1="22.25cm" svg:x2="18.269cm" svg:y2="22.25cm">
          <text:p/>
        </draw:line>
        <draw:line draw:style-name="gr2" draw:text-style-name="P2" draw:layer="layout" svg:x1="18.559cm" svg:y1="15.01cm" svg:x2="18.269cm" svg:y2="15.01cm">
          <text:p/>
        </draw:line>
        <draw:line draw:style-name="gr2" draw:text-style-name="P2" draw:layer="layout" svg:x1="18.559cm" svg:y1="7.769cm" svg:x2="18.269cm" svg:y2="7.769cm">
          <text:p/>
        </draw:line>
        <draw:line draw:style-name="gr2" draw:text-style-name="P2" draw:layer="layout" svg:x1="18.559cm" svg:y1="0.528cm" svg:x2="18.269cm" svg:y2="0.528cm">
          <text:p/>
        </draw:line>
        <draw:frame draw:style-name="gr12" draw:text-style-name="P6" draw:layer="layout" svg:width="2.512cm" svg:height="2.008cm" svg:x="8.939cm" svg:y="29.585cm">
          <draw:text-box>
            <text:p text:style-name="P3"><text:span text:style-name="T3">10</text:span><text:span text:style-name="T4">-4</text:span></text:p>
          </draw:text-box>
        </draw:frame>
        <draw:frame draw:style-name="gr12" draw:text-style-name="P6" draw:layer="layout" svg:width="2.512cm" svg:height="2.008cm" svg:x="14.578cm" svg:y="29.585cm">
          <draw:text-box>
            <text:p text:style-name="P3"><text:span text:style-name="T3">10</text:span><text:span text:style-name="T4">-2</text:span></text:p>
          </draw:text-box>
        </draw:frame>
        <draw:frame draw:style-name="gr13" draw:text-style-name="P5" draw:layer="layout" svg:width="18.668cm" svg:height="2.761cm" draw:transform="rotate (-0.785398163397448) translate (6.278cm 29.722cm)">
          <draw:text-box>
            <text:p text:style-name="P3"><text:span text:style-name="T2">Amplitude (a.u.)</text:span></text:p>
          </draw:text-box>
        </draw:frame>
        <draw:g>
          <draw:polygon draw:style-name="gr14" draw:text-style-name="P7" draw:layer="layout" svg:width="9.659cm" svg:height="6.059cm" svg:x="10.44cm" svg:y="0.887cm" svg:viewBox="0 0 9660 6060" draw:points="0,6060 0,0 9660,0 9660,6060">
            <text:p/>
          </draw:polygon>
          <draw:line draw:style-name="gr9" draw:text-style-name="P2" draw:layer="layout" svg:x1="10.855cm" svg:y1="1.947cm" svg:x2="12.455cm" svg:y2="1.947cm">
            <text:p/>
          </draw:line>
          <draw:line draw:style-name="gr10" draw:text-style-name="P2" draw:layer="layout" svg:x1="10.855cm" svg:y1="3.947cm" svg:x2="12.455cm" svg:y2="3.947cm">
            <text:p/>
          </draw:line>
          <draw:line draw:style-name="gr11" draw:text-style-name="P2" draw:layer="layout" svg:x1="10.855cm" svg:y1="5.947cm" svg:x2="12.455cm" svg:y2="5.947cm">
            <text:p/>
          </draw:line>
          <draw:frame draw:style-name="gr5" draw:text-style-name="P6" draw:layer="layout" svg:width="0.849cm" svg:height="2.008cm" svg:x="12.855cm" svg:y="0.939cm">
            <draw:text-box>
              <text:p text:style-name="P3"><text:span text:style-name="T5">1</text:span></text:p>
            </draw:text-box>
          </draw:frame>
          <draw:frame draw:style-name="gr5" draw:text-style-name="P6" draw:layer="layout" svg:width="0.849cm" svg:height="2.008cm" svg:x="12.855cm" svg:y="2.947cm">
            <draw:text-box>
              <text:p text:style-name="P3"><text:span text:style-name="T5">2</text:span></text:p>
            </draw:text-box>
          </draw:frame>
          <draw:frame draw:style-name="gr5" draw:text-style-name="P6" draw:layer="layout" svg:width="0.849cm" svg:height="2.008cm" svg:x="12.855cm" svg:y="4.939cm">
            <draw:text-box>
              <text:p text:style-name="P3"><text:span text:style-name="T5">4</text:span></text:p>
            </draw:text-box>
          </draw:frame>
          <draw:custom-shape draw:style-name="gr15" draw:text-style-name="P1" draw:layer="layout" svg:width="1.3cm" svg:height="5.1cm" svg:x="13.9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6" draw:text-style-name="P6" draw:layer="layout" svg:width="4.443cm" svg:height="2.008cm" svg:x="15.356cm" svg:y="2.947cm">
            <draw:text-box>
              <text:p text:style-name="P3"><text:span text:style-name="T5">pulses</text:span></text:p>
            </draw:text-box>
          </draw:frame>
        </draw:g>
        <draw:line draw:style-name="gr2" draw:text-style-name="P8" draw:layer="layout" svg:x1="19.61cm" svg:y1="44.365cm" svg:x2="60.495cm" svg:y2="44.365cm">
          <text:p/>
        </draw:line>
        <draw:line draw:style-name="gr2" draw:text-style-name="P8" draw:layer="layout" svg:x1="19.61cm" svg:y1="30.5cm" svg:x2="60.495cm" svg:y2="30.5cm">
          <text:p/>
        </draw:line>
        <draw:line draw:style-name="gr2" draw:text-style-name="P8" draw:layer="layout" svg:x1="19.617cm" svg:y1="44.4cm" svg:x2="19.617cm" svg:y2="44.033cm">
          <text:p/>
        </draw:line>
        <draw:line draw:style-name="gr2" draw:text-style-name="P8" draw:layer="layout" svg:x1="27.473cm" svg:y1="44.366cm" svg:x2="27.473cm" svg:y2="43.999cm">
          <text:p/>
        </draw:line>
        <draw:line draw:style-name="gr2" draw:text-style-name="P8" draw:layer="layout" svg:x1="35.335cm" svg:y1="44.366cm" svg:x2="35.335cm" svg:y2="43.999cm">
          <text:p/>
        </draw:line>
        <draw:line draw:style-name="gr2" draw:text-style-name="P8" draw:layer="layout" svg:x1="43.198cm" svg:y1="44.366cm" svg:x2="43.198cm" svg:y2="43.999cm">
          <text:p/>
        </draw:line>
        <draw:line draw:style-name="gr2" draw:text-style-name="P8" draw:layer="layout" svg:x1="51.06cm" svg:y1="44.366cm" svg:x2="51.06cm" svg:y2="43.999cm">
          <text:p/>
        </draw:line>
        <draw:line draw:style-name="gr2" draw:text-style-name="P8" draw:layer="layout" svg:x1="58.923cm" svg:y1="44.366cm" svg:x2="58.923cm" svg:y2="43.999cm">
          <text:p/>
        </draw:line>
        <draw:line draw:style-name="gr2" draw:text-style-name="P8" draw:layer="layout" svg:x1="27.473cm" svg:y1="30.5cm" svg:x2="27.473cm" svg:y2="30.867cm">
          <text:p/>
        </draw:line>
        <draw:line draw:style-name="gr2" draw:text-style-name="P8" draw:layer="layout" svg:x1="35.335cm" svg:y1="30.5cm" svg:x2="35.335cm" svg:y2="30.867cm">
          <text:p/>
        </draw:line>
        <draw:line draw:style-name="gr2" draw:text-style-name="P8" draw:layer="layout" svg:x1="43.198cm" svg:y1="30.5cm" svg:x2="43.198cm" svg:y2="30.867cm">
          <text:p/>
        </draw:line>
        <draw:line draw:style-name="gr2" draw:text-style-name="P8" draw:layer="layout" svg:x1="51.06cm" svg:y1="30.5cm" svg:x2="51.06cm" svg:y2="30.867cm">
          <text:p/>
        </draw:line>
        <draw:line draw:style-name="gr2" draw:text-style-name="P8" draw:layer="layout" svg:x1="58.923cm" svg:y1="30.5cm" svg:x2="58.923cm" svg:y2="30.867cm">
          <text:p/>
        </draw:line>
        <draw:line draw:style-name="gr2" draw:text-style-name="P8" draw:layer="layout" svg:x1="19.61cm" svg:y1="44.365cm" svg:x2="19.61cm" svg:y2="30.5cm">
          <text:p/>
        </draw:line>
        <draw:line draw:style-name="gr2" draw:text-style-name="P8" draw:layer="layout" svg:x1="60.495cm" svg:y1="44.365cm" svg:x2="60.495cm" svg:y2="30.5cm">
          <text:p/>
        </draw:line>
        <draw:line draw:style-name="gr2" draw:text-style-name="P8" draw:layer="layout" svg:x1="19.61cm" svg:y1="39.743cm" svg:x2="20.019cm" svg:y2="39.743cm">
          <text:p/>
        </draw:line>
        <draw:line draw:style-name="gr2" draw:text-style-name="P8" draw:layer="layout" svg:x1="19.61cm" svg:y1="35.122cm" svg:x2="20.019cm" svg:y2="35.122cm">
          <text:p/>
        </draw:line>
        <draw:line draw:style-name="gr2" draw:text-style-name="P8" draw:layer="layout" svg:x1="60.495cm" svg:y1="39.743cm" svg:x2="60.086cm" svg:y2="39.743cm">
          <text:p/>
        </draw:line>
        <draw:line draw:style-name="gr2" draw:text-style-name="P8" draw:layer="layout" svg:x1="60.495cm" svg:y1="35.122cm" svg:x2="60.086cm" svg:y2="35.122cm">
          <text:p/>
        </draw:line>
        <draw:line draw:style-name="gr2" draw:text-style-name="P8" draw:layer="layout" svg:x1="19.61cm" svg:y1="44.365cm" svg:x2="19.815cm" svg:y2="44.365cm">
          <text:p/>
        </draw:line>
        <draw:line draw:style-name="gr2" draw:text-style-name="P8" draw:layer="layout" svg:x1="60.495cm" svg:y1="44.365cm" svg:x2="60.29cm" svg:y2="44.365cm">
          <text:p/>
        </draw:line>
        <draw:polyline draw:style-name="gr9" draw:text-style-name="P8" draw:layer="layout" svg:width="40.889cm" svg:height="8.45cm" svg:x="19.61cm" svg:y="35.317cm" svg:viewBox="0 0 40890 8451" draw:points="0,6555 0,5860 0,5857 0,5856 0,5854 0,5850 0,5845 0,5842 0,5836 0,5831 0,5825 0,5819 0,5813 0,5807 0,5801 0,5795 0,5790 0,5784 0,5779 0,5776 0,5772 0,5769 0,5766 0,5765 0,5764 0,5764 0,5765 0,5766 0,5769 0,5772 0,5776 0,5780 0,5785 0,5790 0,5796 0,5802 0,5808 0,5814 0,5819 0,5822 0,5824 0,5824 0,5820 0,5814 0,5803 0,5789 0,5769 0,5745 0,5713 0,5677 0,5635 0,5589 0,5537 0,5481 0,5421 0,5356 0,5289 0,5220 0,5147 0,5072 0,4994 0,4914 0,4831 0,4746 0,4656 0,4563 0,4465 0,4361 0,4248 0,4124 0,3988 0,3837 213,2925 1576,3382 2219,3069 2714,2572 3131,1406 3500,1739 3831,2811 4137,3370 4423,3761 4691,4055 4943,4247 5184,4307 5415,4225 5636,4032 5848,3759 6053,3402 6250,2909 6443,2036 6629,806 6811,2460 6987,3042 7159,3404 7328,3672 7492,3886 7654,4067 7812,4225 7965,4368 8118,4497 8266,4618 8412,4730 8556,4835 8698,4935 8837,5027 8973,5114 9108,5196 9241,5272 9372,5346 9501,5422 9628,5522 9754,5745 9878,545 10001,5088 10123,5232 10242,5278 10361,5293 10477,5293 10593,5283 10707,5266 10821,5246 10933,5222 11044,5196 11154,5167 11263,5136 11370,5102 11477,5066 11583,5028 11687,4986 11791,4940 11894,4890 11996,4834 12097,4769 12197,4696 12298,4612 12395,4513 12494,4394 12590,4253 12688,4079 12783,3862 12878,3578 12973,3180 13066,2528 13159,393 13251,2194 13343,2932 13434,3325 13525,3584 13614,3770 13704,3910 13792,4019 13880,4106 13967,4176 14054,4232 14141,4277 14227,4314 14312,4343 14398,4367 14482,4383 14566,4396 14649,4404 14732,4407 14815,4407 14896,4404 14978,4394 15059,4382 15140,4365 15220,4343 15300,4316 15380,4284 15459,4244 15538,4198 15615,4144 15693,4079 15771,4003 15848,3915 15924,3808 16000,3680 16077,3523 16153,3325 16228,3065 16303,2700 16377,2092 16452,194 16526,1748 16599,2549 16673,2989 16745,3290 16819,3518 16891,3700 16963,3849 17034,3975 17106,4081 17177,4172 17248,4251 17318,4320 17388,4379 17457,4430 17528,4474 17596,4513 17666,4545 17735,4573 17804,4595 17872,4615 17940,4629 18008,4641 18075,4648 18143,4653 18210,4654 18277,4652 18342,4647 18409,4639 18476,4628 18542,4612 18607,4594 18673,4571 18738,4545 18802,4515 18866,4479 18932,4437 18996,4389 19060,4333 19123,4268 19187,4193 19250,4104 19314,4000 19377,3873 19440,3718 19503,3523 19564,3264 19627,2895 19688,2270 19750,0 19813,2071 19874,2841 19934,3280 19996,3588 20056,3825 20118,4019 20178,4182 20238,4322 20298,4446 20358,4556 20418,4657 20477,4748 20537,4831 20596,4911 20655,4985 20714,5056 20772,5123 20831,5187 20890,5251 20948,5313 21006,5374 21064,5434 21121,5494 21180,5553 21238,5612 21294,5671 21351,5729 21409,5786 21465,5843 21522,5897 21579,5947 21635,5993 21691,6031 21747,6061 21803,6080 21859,6087 21915,6079 21970,6058 22026,6024 22081,5977 22136,5919 22191,5852 22246,5779 22300,5699 22355,5615 22410,5524 22463,5429 22518,5328 22572,5218 22627,5101 22680,4969 22733,4822 22787,4648 22840,4437 22894,4164 22947,3772 22999,3080 23053,93 23106,3244 23159,3959 23211,4405 23263,4743 23316,5023 23368,5269 23421,5494 23473,5705 23523,5909 23576,6109 23628,6309 23679,6509 23731,6714 23781,6922 23832,7136 23884,7348 23935,7550 23986,7726 24037,7855 24088,7919 24137,7928 24188,7898 24239,7852 24288,7802 24339,7754 24388,7707 24439,7663 24489,7619 24538,7568 24587,7512 24637,7447 24686,7372 24736,7287 24785,7192 24835,7091 24883,6987 24932,6879 24980,6770 25030,6662 25078,6555 25127,6448 25176,6344 25224,6242 25272,6141 25320,6043 25368,5945 25416,5849 25464,5753 25512,5658 25559,5562 25607,5467 25654,5369 25702,5270 25749,5168 25797,5063 25844,4952 25891,4835 25938,4709 25986,4571 26032,4418 26079,4244 26126,4042 26171,3793 26218,3468 26265,2996 26312,2093 26357,1279 26404,2725 26450,3292 26496,3650 26542,3911 26587,4117 26634,4286 26679,4429 26725,4552 26770,4659 26816,4752 26861,4836 26907,4909 26952,4975 26998,5033 27042,5084 27087,5131 27133,5171 27177,5207 27222,5238 27266,5265 27312,5290 27356,5311 27400,5330 27445,5347 27489,5361 27534,5373 27578,5385 27622,5395 27666,5403 27710,5411 27754,5419 27798,5425 27841,5431 27885,5435 27929,5440 27972,5445 28016,5449 28059,5452 28103,5456 28146,5458 28190,5461 28233,5463 28275,5464 28318,5464 28362,5464 28405,5463 28448,5462 28491,5458 28533,5453 28576,5447 28619,5440 28660,5431 28703,5419 28746,5404 28789,5387 28830,5367 28873,5343 28914,5317 28957,5284 28999,5248 29041,5207 29083,5159 29124,5105 29167,5042 29208,4970 29250,4889 29291,4793 29333,4683 29374,4552 29416,4395 29457,4200 29499,3950 29540,3603 29581,3052 29623,1663 29664,2381 29704,3306 29746,3783 29787,4109 29827,4355 29869,4553 29909,4719 29950,4860 29990,4984 30031,5091 30072,5189 30112,5275 30152,5354 30194,5425 30234,5489 30274,5549 30314,5603 30354,5653 30394,5699 30434,5742 30474,5782 30514,5818 30555,5852 30593,5885 30633,5915 30674,5942 30714,5970 30752,5995 30792,6019 30833,6042 30871,6063 30911,6085 30950,6105 30990,6124 31029,6144 31068,6162 31108,6178 31147,6195 31185,6211 31224,6226 31264,6241 31303,6254 31342,6266 31381,6278 31419,6289 31458,6298 31497,6308 31536,6315 31574,6321 31612,6326 31651,6329 31689,6332 31728,6333 31767,6333 31804,6332 31843,6328 31881,6325 31919,6320 31958,6313 31996,6305 32034,6297 32072,6289 32109,6278 32148,6267 32185,6255 32223,6243 32262,6230 32299,6217 32336,6203 32374,6188 32411,6174 32450,6157 32487,6140 32525,6122 32562,6102 32600,6079 32637,6052 32675,6023 32711,5983 32748,5931 32786,5856 32823,5737 32860,5517 32896,4982 32934,3310 32971,5565 33007,6087 33045,6245 33082,6287 33118,6296 33156,6293 33192,6289 33228,6285 33265,6283 33301,6281 33339,6281 33375,6283 33411,6286 33449,6291 33485,6296 33521,6303 33557,6310 33593,6320 33629,6329 33666,6340 33703,6352 33739,6365 33775,6380 33811,6394 33847,6408 33882,6425 33918,6442 33954,6459 33990,6478 34026,6496 34062,6515 34097,6535 34133,6555 34169,6575 34204,6597 34240,6617 34276,6638 34311,6659 34347,6680 34382,6702 34418,6722 34452,6744 34488,6764 34523,6783 34559,6804 34594,6823 34629,6841 34665,6859 34700,6877 34734,6894 34769,6910 34805,6927 34840,6943 34875,6958 34910,6974 34944,6988 34979,7004 35014,7019 35049,7036 35083,7053 35118,7071 35153,7089 35188,7109 35222,7132 35257,7157 35292,7184 35327,7215 35360,7248 35395,7288 35430,7332 35464,7383 35498,7442 35532,7511 35567,7592 35601,7691 35635,7808 35669,7952 35704,8124 35737,8314 35772,8451 35805,8390 35840,8115 35873,7773 35908,7440 35941,7129 35975,6831 36010,6539 36043,6241 36077,5922 36110,5559 36145,5112 36178,4464 36212,2937 36245,3698 36278,4537 36313,4950 36347,5220 36380,5417 36413,5572 36447,5698 36480,5804 36514,5897 36547,5977 36580,6050 36614,6116 36646,6176 36679,6230 36713,6281 36746,6329 36780,6372 36813,6414 36845,6453 36879,6489 36912,6522 36944,6553 36977,6583 37011,6610 37043,6635 37076,6658 37108,6678 37142,6697 37175,6715 37207,6730 37241,6744 37273,6756 37305,6767 37338,6775 37370,6783 37404,6789 37436,6795 37468,6800 37501,6805 37534,6807 37566,6810 37599,6812 37631,6815 37663,6816 37695,6817 37727,6818 37759,6818 37793,6819 37825,6821 37857,6822 37889,6822 37921,6823 37953,6824 37985,6825 38017,6827 38049,6829 38082,6830 38114,6831 38146,6834 38178,6836 38209,6837 38241,6840 38273,6841 38305,6843 38337,6845 38368,6846 38400,6847 38432,6848 38464,6848 38495,6848 38527,6848 38559,6847 38590,6846 38622,6843 38654,6840 38684,6836 38717,6830 38747,6824 38779,6817 38810,6809 38842,6799 38873,6788 38905,6776 38936,6762 38966,6745 38999,6727 39029,6707 39060,6684 39092,6659 39123,6630 39154,6597 39186,6559 39216,6516 39247,6465 39278,6405 39310,6332 39341,6242 39371,6124 39402,5967 39433,5741 39464,5368 39494,4543 39525,4086 39557,5571 39588,6289 39619,6823 39650,7265 39680,7616 39711,7831 39740,7891 39771,7852 39802,7778 39833,7701 39863,7632 39894,7572 39925,7520 39956,7477 39985,7440 40016,7409 40047,7383 40077,7359 40107,7339 40137,7321 40168,7307 40199,7294 40228,7283 40259,7275 40290,7266 40319,7260 40350,7254 40379,7250 40410,7247 40440,7244 40470,7242 40500,7240 40530,7240 40560,7239 40591,7239 40620,7240 40651,7240 40680,7241 40711,7242 40740,7244 40770,7245 40800,7247 40830,7248 40859,7250 40890,7252 40890,7252">
          <text:p/>
        </draw:polyline>
        <draw:polyline draw:style-name="gr10" draw:text-style-name="P8" draw:layer="layout" svg:width="40.889cm" svg:height="8.613cm" svg:x="19.61cm" svg:y="34.657cm" svg:viewBox="0 0 40890 8614" draw:points="0,7018 0,6322 0,6320 0,6317 0,6314 0,6309 0,6304 0,6298 0,6293 0,6289 0,6284 0,6280 0,6278 0,6275 0,6275 0,6277 0,6279 0,6283 0,6287 0,6293 0,6301 0,6308 0,6316 0,6323 0,6330 0,6336 0,6340 0,6341 0,6339 0,6333 0,6322 0,6308 0,6287 0,6263 0,6235 0,6203 0,6169 0,6133 0,6094 0,6056 0,6018 0,5979 0,5941 0,5905 0,5870 0,5838 0,5807 0,5778 0,5751 0,5725 0,5703 0,5681 0,5662 0,5644 0,5627 0,5612 0,5595 0,5578 0,5559 0,5538 0,5512 0,5482 0,5444 0,5397 0,5341 0,5271 0,5190 0,5094 0,4982 0,4854 0,4708 0,4539 213,3723 1576,4055 2219,3718 2714,3195 3131,2001 3500,2299 3831,3329 4137,3825 4423,4132 4691,4311 4943,4380 5184,4349 5415,4236 5636,4057 5848,3817 6053,3497 6250,3035 6443,2190 6629,989 6811,2666 6987,3270 7159,3656 7328,3947 7492,4187 7654,4394 7812,4581 7965,4754 8118,4917 8266,5071 8412,5220 8556,5361 8698,5495 8837,5619 8973,5730 9108,5827 9241,5910 9372,5983 9501,6061 9628,6194 9754,6732 9878,508 10001,5288 10123,5465 10242,5511 10361,5518 10477,5510 10593,5494 10707,5473 10821,5450 10933,5426 11044,5401 11154,5373 11263,5346 11370,5317 11477,5286 11583,5252 11687,5216 11791,5178 11894,5133 11996,5084 12097,5028 12197,4963 12298,4888 12395,4799 12494,4692 12590,4562 12688,4402 12783,4199 12878,3930 12973,3549 13066,2915 13159,798 13251,2617 13343,3376 13434,3788 13525,4067 13614,4274 13704,4437 13792,4570 13880,4682 13967,4778 14054,4861 14141,4937 14227,5005 14312,5069 14398,5127 14482,5181 14566,5234 14649,5282 14732,5329 14815,5371 14896,5409 14978,5444 15059,5473 15140,5495 15220,5508 15300,5513 15380,5506 15459,5486 15538,5451 15615,5399 15693,5331 15771,5244 15848,5135 15924,5002 16000,4841 16077,4646 16153,4405 16228,4097 16303,3679 16377,3017 16452,1064 16526,2561 16599,3305 16673,3688 16745,3936 16819,4114 16891,4248 16963,4352 17034,4437 17106,4508 17177,4569 17248,4621 17318,4667 17388,4709 17457,4749 17528,4785 17596,4821 17666,4854 17735,4888 17804,4921 17872,4956 17940,4990 18008,5024 18075,5059 18143,5095 18210,5131 18277,5168 18342,5205 18409,5242 18476,5278 18542,5312 18607,5343 18673,5369 18738,5387 18802,5393 18866,5384 18932,5354 18996,5299 19060,5218 19123,5109 19187,4973 19250,4810 19314,4621 19377,4406 19440,4159 19503,3872 19564,3522 19627,3064 19688,2352 19750,0 19813,1992 19874,2688 19934,3054 19996,3295 20056,3469 20118,3603 20178,3710 20238,3797 20298,3870 20358,3933 20418,3988 20477,4036 20537,4079 20596,4118 20655,4154 20714,4188 20772,4219 20831,4248 20890,4277 20948,4303 21006,4328 21064,4353 21121,4377 21180,4401 21238,4424 21294,4447 21351,4468 21409,4491 21465,4512 21522,4533 21579,4553 21635,4573 21691,4592 21747,4611 21803,4630 21859,4648 21915,4665 21970,4683 22026,4700 22081,4715 22136,4732 22191,4748 22246,4762 22300,4778 22355,4792 22410,4806 22463,4819 22518,4834 22572,4847 22627,4859 22680,4870 22733,4879 22787,4882 22840,4875 22894,4839 22947,4718 22999,4283 23053,1364 23106,4302 23159,4710 23211,4870 23263,4956 23316,5014 23368,5059 23421,5097 23473,5133 23523,5168 23576,5202 23628,5235 23679,5268 23731,5301 23781,5335 23832,5369 23884,5404 23935,5439 23986,5474 24037,5508 24088,5543 24137,5577 24188,5610 24239,5643 24288,5675 24339,5705 24388,5733 24439,5758 24489,5780 24538,5801 24587,5818 24637,5830 24686,5838 24736,5842 24785,5840 24835,5836 24883,5825 24932,5809 24980,5789 25030,5764 25078,5735 25127,5701 25176,5663 25224,5622 25272,5578 25320,5530 25368,5480 25416,5426 25464,5369 25512,5311 25559,5250 25607,5186 25654,5119 25702,5048 25749,4973 25797,4894 25844,4810 25891,4718 25938,4617 25986,4506 26032,4379 26079,4231 26126,4054 26171,3832 26218,3536 26265,3090 26312,2216 26357,1428 26404,2902 26450,3494 26496,3875 26542,4159 26587,4383 26634,4567 26679,4720 26725,4848 26770,4956 26816,5047 26861,5121 26907,5184 26952,5235 26998,5278 27042,5313 27087,5342 27133,5366 27177,5387 27222,5405 27266,5421 27312,5435 27356,5449 27400,5462 27445,5474 27489,5486 27534,5498 27578,5508 27622,5520 27666,5531 27710,5542 27754,5553 27798,5564 27841,5573 27885,5583 27929,5591 27972,5600 28016,5606 28059,5613 28103,5618 28146,5622 28190,5625 28233,5627 28275,5628 28318,5628 28362,5627 28405,5625 28448,5621 28491,5618 28533,5612 28576,5606 28619,5597 28660,5588 28703,5576 28746,5564 28789,5548 28830,5530 28873,5508 28914,5483 28957,5455 28999,5420 29041,5380 29083,5332 29124,5277 29167,5214 29208,5138 29250,5051 29291,4949 29333,4830 29374,4690 29416,4522 29457,4316 29499,4054 29540,3695 29581,3133 29623,1734 29664,2444 29704,3361 29746,3833 29787,4156 29827,4401 29869,4601 29909,4770 29950,4919 29990,5052 30031,5173 30072,5284 30112,5389 30152,5486 30194,5579 30234,5667 30274,5749 30314,5828 30354,5904 30394,5975 30434,6042 30474,6104 30514,6162 30555,6215 30593,6263 30633,6308 30674,6346 30714,6381 30752,6412 30792,6438 30833,6461 30871,6481 30911,6498 30950,6514 30990,6527 31029,6538 31068,6549 31108,6557 31147,6565 31185,6573 31224,6580 31264,6586 31303,6591 31342,6595 31381,6600 31419,6604 31458,6607 31497,6611 31536,6614 31574,6617 31612,6619 31651,6623 31689,6625 31728,6628 31767,6631 31804,6635 31843,6640 31881,6644 31919,6650 31958,6658 31996,6666 32034,6676 32072,6688 32109,6701 32148,6716 32185,6733 32223,6753 32262,6775 32299,6800 32336,6828 32374,6858 32411,6892 32450,6930 32487,6972 32525,7018 32562,7070 32600,7129 32637,7197 32675,7278 32711,7381 32748,7522 32786,7741 32823,8185 32860,8614 32896,6732 32934,4255 32971,6042 33007,6399 33045,6559 33082,6643 33118,6689 33156,6710 33192,6718 33228,6714 33265,6703 33301,6689 33339,6671 33375,6652 33411,6631 33449,6611 33485,6592 33521,6573 33557,6555 33593,6538 33629,6523 33666,6510 33703,6498 33739,6489 33775,6481 33811,6475 33847,6472 33882,6469 33918,6468 33954,6471 33990,6473 34026,6479 34062,6485 34097,6493 34133,6503 34169,6515 34204,6528 34240,6541 34276,6557 34311,6574 34347,6592 34382,6610 34418,6629 34452,6649 34488,6668 34523,6690 34559,6710 34594,6731 34629,6752 34665,6773 34700,6793 34734,6812 34769,6831 34805,6851 34840,6869 34875,6886 34910,6903 34944,6920 34979,6937 35014,6954 35049,6969 35083,6986 35118,7004 35153,7021 35188,7040 35222,7059 35257,7081 35292,7102 35327,7126 35360,7151 35395,7179 35430,7208 35464,7238 35498,7270 35532,7305 35567,7339 35601,7377 35635,7414 35669,7450 35704,7484 35737,7517 35772,7544 35805,7564 35840,7573 35873,7571 35908,7554 35941,7519 35975,7465 36010,7387 36043,7282 36077,7138 36110,6937 36145,6632 36178,6108 36212,4673 36245,5483 36278,6322 36313,6691 36347,6884 36380,6987 36413,7039 36447,7061 36480,7069 36514,7066 36547,7059 36580,7049 36614,7039 36646,7029 36679,7018 36713,7010 36746,7003 36780,6997 36813,6993 36845,6991 36879,6990 36912,6990 36944,6991 36977,6994 37011,6999 37043,7004 37076,7010 37108,7017 37142,7024 37175,7033 37207,7041 37241,7049 37273,7058 37305,7066 37338,7073 37370,7079 37404,7085 37436,7090 37468,7094 37501,7097 37534,7099 37566,7099 37599,7097 37631,7096 37663,7093 37695,7089 37727,7084 37759,7079 37793,7075 37825,7069 37857,7061 37889,7055 37921,7049 37953,7043 37985,7037 38017,7031 38049,7027 38082,7022 38114,7017 38146,7012 38178,7009 38209,7005 38241,7002 38273,6999 38305,6997 38337,6993 38368,6991 38400,6988 38432,6985 38464,6981 38495,6979 38527,6974 38559,6970 38590,6966 38622,6960 38654,6954 38684,6948 38717,6940 38747,6932 38779,6924 38810,6914 38842,6903 38873,6894 38905,6882 38936,6870 38966,6858 38999,6843 39029,6830 39060,6815 39092,6799 39123,6781 39154,6762 39186,6740 39216,6716 39247,6689 39278,6655 39310,6614 39341,6563 39371,6492 39402,6393 39433,6237 39464,5958 39494,5257 39525,4975 39557,6710 39588,7695 39619,8016 39650,7851 39680,7688 39711,7577 39740,7501 39771,7448 39802,7410 39833,7383 39863,7362 39894,7347 39925,7335 39956,7326 39985,7319 40016,7314 40047,7311 40077,7307 40107,7305 40137,7302 40168,7301 40199,7299 40228,7298 40259,7295 40290,7294 40319,7292 40350,7290 40379,7288 40410,7286 40440,7284 40470,7282 40500,7281 40530,7278 40560,7277 40591,7276 40620,7275 40651,7275 40680,7274 40711,7274 40740,7274 40770,7274 40800,7274 40830,7275 40859,7275 40890,7276 40890,7276">
          <text:p/>
        </draw:polyline>
        <draw:polyline draw:style-name="gr11" draw:text-style-name="P8" draw:layer="layout" svg:width="40.889cm" svg:height="8.622cm" svg:x="19.61cm" svg:y="34.071cm" svg:viewBox="0 0 40890 8623" draw:points="0,6780 0,6084 0,6082 0,6081 0,6079 0,6076 0,6075 0,6074 0,6073 0,6074 0,6075 0,6078 0,6082 0,6087 0,6092 0,6097 0,6102 0,6105 0,6108 0,6108 0,6105 0,6100 0,6093 0,6084 0,6074 0,6062 0,6051 0,6041 0,6031 0,6024 0,6019 0,6017 0,6018 0,6021 0,6029 0,6037 0,6049 0,6060 0,6072 0,6081 0,6088 0,6091 0,6087 0,6078 0,6062 0,6041 0,6014 0,5984 0,5953 0,5923 0,5893 0,5867 0,5845 0,5827 0,5815 0,5808 0,5807 0,5812 0,5821 0,5834 0,5849 0,5862 0,5870 0,5867 0,5848 0,5806 0,5740 0,5650 0,5537 0,5408 0,5262 0,5101 213,4184 1576,4649 2219,4349 2714,3874 3131,2743 3500,3123 3831,4257 4137,4897 4423,5407 4691,5885 4943,6418 5184,7190 5415,7590 5636,6496 5848,5755 6053,5108 6250,4405 6443,3365 6629,2000 6811,3537 6987,4021 7159,4299 7328,4494 7492,4645 7654,4770 7812,4881 7965,4979 8118,5066 8266,5143 8412,5208 8556,5258 8698,5293 8837,5311 8973,5313 9108,5304 9241,5287 9372,5268 9501,5253 9628,5265 9754,5389 9878,401 10001,4748 10123,4839 10242,4855 10361,4854 10477,4848 10593,4842 10707,4837 10821,4835 10933,4835 11044,4837 11154,4843 11263,4852 11370,4863 11477,4876 11583,4891 11687,4909 11791,4930 11894,4951 11996,4975 12097,5000 12197,5027 12298,5057 12395,5089 12494,5127 12590,5173 12688,5233 12783,5318 12878,5456 12973,5669 13066,5276 13159,2538 13251,3885 13343,4319 13434,4491 13525,4585 13614,4642 13704,4683 13792,4714 13880,4739 13967,4762 14054,4784 14141,4804 14227,4825 14312,4848 14398,4872 14482,4899 14566,4926 14649,4955 14732,4987 14815,5020 14896,5054 14978,5090 15059,5126 15140,5163 15220,5198 15300,5230 15380,5258 15459,5278 15538,5289 15615,5286 15693,5264 15771,5220 15848,5150 15924,5051 16000,4919 16077,4750 16153,4535 16228,4259 16303,3875 16377,3257 16452,1355 16526,2914 16599,3731 16673,4199 16745,4540 16819,4819 16891,5058 16963,5263 17034,5427 17106,5537 17177,5585 17248,5574 17318,5523 17388,5449 17457,5367 17528,5287 17596,5210 17666,5139 17735,5077 17804,5022 17872,4973 17940,4931 18008,4895 18075,4865 18143,4841 18210,4822 18277,4809 18342,4801 18409,4799 18476,4801 18542,4811 18607,4827 18673,4851 18738,4882 18802,4923 18866,4976 18932,5046 18996,5136 19060,5253 19123,5405 19187,5592 19250,5747 19314,5644 19377,5239 19440,4756 19503,4275 19564,3779 19627,3210 19688,2416 19750,0 19813,1945 19874,2607 19934,2953 19996,3180 20056,3349 20118,3485 20178,3598 20238,3699 20298,3793 20358,3879 20418,3963 20477,4044 20537,4126 20596,4207 20655,4291 20714,4375 20772,4462 20831,4551 20890,4643 20948,4737 21006,4831 21064,4927 21121,5023 21180,5114 21238,5201 21294,5276 21351,5340 21409,5385 21465,5411 21522,5421 21579,5415 21635,5396 21691,5369 21747,5338 21803,5305 21859,5271 21915,5239 21970,5208 22026,5180 22081,5155 22136,5132 22191,5113 22246,5096 22300,5083 22355,5072 22410,5065 22463,5059 22518,5054 22572,5051 22627,5048 22680,5042 22733,5033 22787,5012 22840,4972 22894,4887 22947,4701 22999,4222 23053,1425 23106,4679 23159,5373 23211,5711 23263,5915 23316,6069 23368,6212 23421,6353 23473,6499 23523,6642 23576,6768 23628,6852 23679,6872 23731,6827 23781,6737 23832,6629 23884,6521 23935,6420 23986,6330 24037,6253 24088,6186 24137,6129 24188,6081 24239,6042 24288,6011 24339,5984 24388,5965 24439,5949 24489,5939 24538,5930 24587,5923 24637,5918 24686,5913 24736,5908 24785,5900 24835,5890 24883,5874 24932,5855 24980,5831 25030,5801 25078,5766 25127,5725 25176,5680 25224,5631 25272,5578 25320,5523 25368,5465 25416,5408 25464,5349 25512,5289 25559,5230 25607,5172 25654,5114 25702,5057 25749,4999 25797,4942 25844,4883 25891,4823 25938,4760 25986,4690 26032,4613 26079,4522 26126,4411 26171,4263 26218,4050 26265,3700 26312,2929 26357,2252 26404,3837 26450,4529 26496,4982 26542,5289 26587,5488 26634,5608 26679,5682 26725,5733 26770,5773 26816,5810 26861,5850 26907,5892 26952,5936 26998,5983 27042,6032 27087,6082 27133,6132 27177,6180 27222,6225 27266,6267 27312,6303 27356,6334 27400,6360 27445,6381 27489,6399 27534,6413 27578,6426 27622,6438 27666,6452 27710,6465 27754,6478 27798,6492 27841,6508 27885,6522 27929,6537 27972,6550 28016,6561 28059,6568 28103,6570 28146,6570 28190,6564 28233,6553 28275,6540 28318,6522 28362,6502 28405,6479 28448,6455 28491,6430 28533,6404 28576,6376 28619,6350 28660,6322 28703,6295 28746,6267 28789,6241 28830,6214 28873,6188 28914,6164 28957,6140 28999,6118 29041,6097 29083,6076 29124,6055 29167,6031 29208,5997 29250,5948 29291,5873 29333,5759 29374,5595 29416,5373 29457,5089 29499,4734 29540,4277 29581,3614 29623,2121 29664,2742 29704,3579 29746,3978 29787,4235 29827,4424 29869,4574 29909,4700 29950,4812 29990,4917 30031,5015 30072,5111 30112,5205 30152,5301 30194,5401 30234,5502 30274,5608 30314,5721 30354,5839 30394,5966 30434,6102 30474,6248 30514,6408 30555,6583 30593,6776 30633,6993 30674,7236 30714,7510 30752,7801 30792,8057 30833,8164 30871,8082 30911,7922 30950,7766 30990,7638 31029,7538 31068,7463 31108,7409 31147,7372 31185,7349 31224,7338 31264,7339 31303,7349 31342,7368 31381,7396 31419,7432 31458,7475 31497,7525 31536,7583 31574,7647 31612,7719 31651,7798 31689,7883 31728,7971 31767,8056 31804,8134 31843,8193 31881,8224 31919,8220 31958,8184 31996,8123 32034,8050 32072,7971 32109,7895 32148,7826 32185,7765 32223,7713 32262,7673 32299,7641 32336,7621 32374,7611 32411,7613 32450,7625 32487,7647 32525,7682 32562,7728 32600,7783 32637,7845 32675,7907 32711,7954 32748,7955 32786,7863 32823,7631 32860,7206 32896,6410 32934,4473 32971,6577 33007,7138 33045,7421 33082,7568 33118,7637 33156,7661 33192,7663 33228,7657 33265,7651 33301,7650 33339,7656 33375,7671 33411,7698 33449,7735 33485,7783 33521,7843 33557,7911 33593,7985 33629,8058 33666,8120 33703,8154 33739,8148 33775,8098 33811,8014 33847,7910 33882,7798 33918,7689 33954,7586 33990,7493 34026,7409 34062,7336 34097,7271 34133,7216 34169,7169 34204,7131 34240,7101 34276,7077 34311,7061 34347,7052 34382,7048 34418,7052 34452,7060 34488,7075 34523,7095 34559,7121 34594,7153 34629,7188 34665,7230 34700,7276 34734,7329 34769,7385 34805,7447 34840,7514 34875,7587 34910,7665 34944,7750 34979,7840 35014,7937 35049,8040 35083,8151 35118,8263 35153,8376 35188,8481 35222,8566 35257,8617 35292,8623 35327,8584 35360,8515 35395,8426 35430,8334 35464,8244 35498,8160 35532,8087 35567,8024 35601,7970 35635,7928 35669,7897 35704,7875 35737,7865 35772,7868 35805,7881 35840,7905 35873,7939 35908,7981 35941,8020 35975,8039 36010,8006 36043,7877 36077,7638 36110,7293 36145,6835 36178,6174 36212,4641 36245,5407 36278,6261 36313,6701 36347,7005 36380,7241 36413,7435 36447,7593 36480,7720 36514,7814 36547,7875 36580,7910 36614,7922 36646,7919 36679,7910 36713,7898 36746,7886 36780,7877 36813,7873 36845,7873 36879,7877 36912,7886 36944,7899 36977,7916 37011,7935 37043,7955 37076,7977 37108,7997 37142,8015 37175,8032 37207,8045 37241,8055 37273,8062 37305,8068 37338,8072 37370,8074 37404,8078 37436,8084 37468,8091 37501,8103 37534,8118 37566,8139 37599,8164 37631,8195 37663,8230 37695,8271 37727,8315 37759,8362 37793,8410 37825,8457 37857,8501 37889,8537 37921,8562 37953,8574 37985,8571 38017,8556 38049,8528 38082,8493 38114,8451 38146,8408 38178,8365 38209,8322 38241,8282 38273,8244 38305,8211 38337,8178 38368,8151 38400,8124 38432,8100 38464,8080 38495,8061 38527,8043 38559,8028 38590,8014 38622,8003 38654,7994 38684,7988 38717,7984 38747,7983 38779,7985 38810,7993 38842,8003 38873,8019 38905,8040 38936,8066 38966,8097 38999,8132 39029,8170 39060,8211 39092,8251 39123,8285 39154,8305 39186,8304 39216,8274 39247,8209 39278,8109 39310,7976 39341,7814 39371,7620 39402,7385 39433,7083 39464,6640 39494,5748 39525,5228 39557,6649 39588,7298 39619,7746 39650,8079 39680,8305 39711,8426 39740,8463 39771,8453 39802,8421 39833,8387 39863,8356 39894,8330 39925,8312 39956,8300 39985,8296 40016,8296 40047,8300 40077,8309 40107,8318 40137,8330 40168,8344 40199,8357 40228,8369 40259,8380 40290,8389 40319,8396 40350,8402 40379,8407 40410,8410 40440,8412 40470,8413 40500,8413 40530,8414 40560,8415 40591,8415 40620,8418 40651,8419 40680,8421 40711,8424 40740,8425 40770,8427 40800,8429 40830,8430 40859,8431 40890,8431 40890,8431">
          <text:p/>
        </draw:polyline>
        <draw:frame draw:style-name="gr17" draw:text-style-name="P4" draw:layer="layout" svg:width="0.984cm" svg:height="2.008cm" svg:x="19.1cm" svg:y="44.4cm">
          <draw:text-box>
            <text:p text:style-name="P3"><text:span text:style-name="T1">0</text:span></text:p>
          </draw:text-box>
        </draw:frame>
        <draw:frame draw:style-name="gr18" draw:text-style-name="P6" draw:layer="layout" svg:width="2.165cm" svg:height="2.008cm" svg:x="26.412cm" svg:y="44.4cm">
          <draw:text-box>
            <text:p text:style-name="P3"><text:span text:style-name="T3">2.5</text:span></text:p>
          </draw:text-box>
        </draw:frame>
        <draw:frame draw:style-name="gr17" draw:text-style-name="P6" draw:layer="layout" svg:width="0.984cm" svg:height="2.008cm" svg:x="34.864cm" svg:y="44.4cm">
          <draw:text-box>
            <text:p text:style-name="P3"><text:span text:style-name="T3">5</text:span></text:p>
          </draw:text-box>
        </draw:frame>
        <draw:frame draw:style-name="gr18" draw:text-style-name="P6" draw:layer="layout" svg:width="2.165cm" svg:height="2.008cm" svg:x="42.175cm" svg:y="44.4cm">
          <draw:text-box>
            <text:p text:style-name="P3"><text:span text:style-name="T3">7.5</text:span></text:p>
          </draw:text-box>
        </draw:frame>
        <draw:frame draw:style-name="gr19" draw:text-style-name="P6" draw:layer="layout" svg:width="1.695cm" svg:height="2.008cm" svg:x="50.222cm" svg:y="44.4cm">
          <draw:text-box>
            <text:p text:style-name="P3"><text:span text:style-name="T3">10</text:span></text:p>
          </draw:text-box>
        </draw:frame>
        <draw:frame draw:style-name="gr20" draw:text-style-name="P6" draw:layer="layout" svg:width="3.012cm" svg:height="2.008cm" svg:x="57.416cm" svg:y="44.4cm">
          <draw:text-box>
            <text:p text:style-name="P3"><text:span text:style-name="T3">12.5</text:span></text:p>
          </draw:text-box>
        </draw:frame>
        <draw:frame draw:style-name="gr21" draw:text-style-name="P10" draw:layer="layout" svg:width="40.9cm" svg:height="2.761cm" svg:x="19.6cm" svg:y="46.139cm">
          <draw:text-box>
            <text:p text:style-name="P9"><text:span text:style-name="T6">Wavevector (10</text:span><text:span text:style-name="T7">-1</text:span><text:span text:style-name="T6"> nm</text:span><text:span text:style-name="T7">-1</text:span><text:span text:style-name="T8">)</text:span></text:p>
          </draw:text-box>
        </draw:frame>
        <draw:frame draw:style-name="gr22" draw:text-style-name="P6" draw:layer="layout" svg:width="2.512cm" svg:height="2.008cm" svg:x="16.9cm" svg:y="38.792cm">
          <draw:text-box>
            <text:p text:style-name="P3"><text:span text:style-name="T3">10</text:span><text:span text:style-name="T4">-4</text:span></text:p>
          </draw:text-box>
        </draw:frame>
        <draw:frame draw:style-name="gr22" draw:text-style-name="P6" draw:layer="layout" svg:width="2.512cm" svg:height="2.008cm" svg:x="17cm" svg:y="34.1cm">
          <draw:text-box>
            <text:p text:style-name="P3"><text:span text:style-name="T3">10</text:span><text:span text:style-name="T4">-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1" svg:font-family="'CMU Serif'"/>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1.5cm" fo:page-height="48.9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1T17:49:33.221000000</dc:date>
    <meta:editing-duration>PT4H2M44S</meta:editing-duration>
    <meta:editing-cycles>12</meta:editing-cycles>
    <meta:generator>LibreOffice/6.0.1.1$Windows_X86_64 LibreOffice_project/60bfb1526849283ce2491346ed2aa51c465abfe6</meta:generator>
    <meta:document-statistic meta:object-count="150"/>
  </office:meta>
</office:document-meta>
</file>